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80000004B06316737AB52C426.png" manifest:media-type="image/png"/>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1" svg:font-family="Ubuntu"/>
    <style:font-face style:name="Ubuntu2" svg:font-family="Ubuntu" style:font-adornments="Regular"/>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 style:family="graphic">
      <style:graphic-properties style:protect="size"/>
    </style:style>
    <style:style style:name="gr3"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4" style:family="graphic" style:parent-style-name="Standard_5f_1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5" style:family="graphic" style:parent-style-name="Standard_5f_1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6"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solid" svg:stroke-width="0.1cm" svg:stroke-color="#000000" draw:marker-start-width="0.6cm" draw:marker-end-width="0.6cm" draw:fill="solid" draw:fill-color="#ffffff" draw:auto-grow-height="true" draw:auto-grow-width="false" fo:max-height="0cm" fo:min-height="1.705cm" fo:padding-top="0.175cm" fo:padding-bottom="0.175cm" fo:padding-left="0.3cm" fo:padding-right="0.3cm"/>
      <style:paragraph-properties style:writing-mode="lr-tb"/>
    </style:style>
    <style:style style:name="gr9" style:family="graphic" style:parent-style-name="standard">
      <style:graphic-properties draw:stroke="solid" svg:stroke-width="0.1cm" svg:stroke-color="#000000" draw:marker-start-width="0.6cm" draw:marker-end-width="0.6cm" draw:fill="solid" draw:fill-color="#ffffff" draw:auto-grow-height="true" draw:auto-grow-width="false" fo:max-height="0cm" fo:min-height="0.848cm" fo:padding-top="0.175cm" fo:padding-bottom="0.175cm" fo:padding-left="0.3cm" fo:padding-right="0.3cm"/>
      <style:paragraph-properties style:writing-mode="lr-tb"/>
    </style:style>
    <style:style style:name="gr10" style:family="graphic" style:parent-style-name="standard">
      <style:graphic-properties draw:stroke="solid" svg:stroke-width="0.1cm" svg:stroke-color="#000000" draw:marker-start-width="0.6cm" draw:marker-end-width="0.6cm" draw:fill="solid" draw:fill-color="#ffffff" draw:auto-grow-height="true" draw:auto-grow-width="false" fo:max-height="0cm" fo:min-height="1.695cm" fo:padding-top="0.175cm" fo:padding-bottom="0.175cm" fo:padding-left="0.3cm" fo:padding-right="0.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542cm"/>
      <style:paragraph-properties style:writing-mode="lr-tb"/>
    </style:style>
    <style:style style:name="gr12" style:family="graphic" style:parent-style-name="standard">
      <style:graphic-properties draw:fill="none"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paragraph-properties style:writing-mode="lr-tb"/>
    </style:style>
    <style:style style:name="gr14"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15"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1.574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3.606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859cm"/>
      <style:paragraph-properties style:writing-mode="lr-tb"/>
    </style:style>
    <style:style style:name="gr19" style:family="graphic" style:parent-style-name="standard">
      <style:graphic-properties draw:textarea-horizontal-align="justify" draw:textarea-vertical-align="middle" draw:auto-grow-height="false" fo:min-height="0cm" fo:min-width="0cm" fo:wrap-option="no-wrap"/>
    </style:style>
    <style:style style:name="gr20" style:family="graphic" style:parent-style-name="standard">
      <style:graphic-properties draw:fill="solid" draw:fill-color="#ffffff" draw:textarea-horizontal-align="justify" draw:textarea-vertical-align="middle" draw:auto-grow-height="false" fo:min-height="0cm" fo:min-width="0cm" fo:wrap-option="no-wrap"/>
    </style:style>
    <style:style style:name="gr21" style:family="graphic" style:parent-style-name="standard">
      <style:graphic-properties draw:stroke="none" svg:stroke-color="#000000" draw:fill="none" draw:fill-color="#ffffff" draw:textarea-horizontal-align="left" draw:auto-grow-height="true" draw:auto-grow-width="false" fo:min-height="1.353cm" fo:min-width="2.603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2.981cm"/>
      <style:paragraph-properties style:writing-mode="lr-tb"/>
    </style:style>
    <style:style style:name="pr1" style:family="presentation" style:parent-style-name="Standard-outline1" style:list-style-name="L9">
      <style:graphic-properties draw:stroke="none" draw:fill="none" draw:fill-color="#00cc99" draw:textarea-horizontal-align="justify" draw:textarea-vertical-align="top" draw:auto-grow-height="true" draw:auto-grow-width="false" fo:min-height="15.172cm" fo:min-width="0cm" fo:padding-top="0.13cm" fo:padding-bottom="0.13cm" fo:padding-left="0.25cm" fo:padding-right="0.25cm" fo:wrap-option="wrap" draw:shadow="hidden" draw:shadow-color="#808080"/>
      <style:paragraph-properties style:writing-mode="lr-tb"/>
    </style:style>
    <style:style style:name="pr2" style:family="presentation" style:parent-style-name="Standard-notes">
      <style:graphic-properties draw:fill-color="#ffffff" draw:auto-grow-height="true" fo:min-height="12.252cm"/>
      <style:paragraph-properties style:writing-mode="lr-tb"/>
    </style:style>
    <style:style style:name="pr3" style:family="presentation" style:parent-style-name="Standard-outline1" style:list-style-name="L9">
      <style:graphic-properties draw:stroke="none" draw:fill="none" draw:fill-color="#00cc99" draw:textarea-horizontal-align="justify" draw:textarea-vertical-align="top" draw:auto-grow-height="true" draw:auto-grow-width="false" fo:min-height="15.247cm" fo:min-width="0cm" fo:padding-top="0.13cm" fo:padding-bottom="0.13cm" fo:padding-left="0.25cm" fo:padding-right="0.25cm" fo:wrap-option="wrap" draw:shadow="hidden" draw:shadow-color="#808080"/>
      <style:paragraph-properties style:writing-mode="lr-tb"/>
    </style:style>
    <style:style style:name="pr4" style:family="presentation" style:parent-style-name="Standard-outline1" style:list-style-name="L9">
      <style:graphic-properties draw:stroke="none" draw:fill="none" draw:fill-color="#00cc99" draw:textarea-horizontal-align="justify" draw:textarea-vertical-align="top" draw:auto-grow-height="true" draw:auto-grow-width="false" fo:min-height="15.612cm" fo:min-width="0cm" fo:padding-top="0.13cm" fo:padding-bottom="0.13cm" fo:padding-left="0.25cm" fo:padding-right="0.25cm" fo:wrap-option="wrap" draw:shadow="hidden" draw:shadow-color="#808080"/>
      <style:paragraph-properties style:writing-mode="lr-tb"/>
    </style:style>
    <style:style style:name="pr5" style:family="presentation" style:parent-style-name="Standard-outline1" style:list-style-name="L9">
      <style:graphic-properties draw:stroke="none" draw:fill="none" draw:fill-color="#00cc99" draw:textarea-horizontal-align="justify" draw:textarea-vertical-align="top" draw:auto-grow-height="true" draw:auto-grow-width="false" fo:min-height="14.807cm" fo:min-width="0cm" fo:padding-top="0.13cm" fo:padding-bottom="0.13cm" fo:padding-left="0.25cm" fo:padding-right="0.25cm" fo:wrap-option="wrap" draw:shadow="hidden" draw:shadow-color="#808080"/>
      <style:paragraph-properties style:writing-mode="lr-tb"/>
    </style:style>
    <style:style style:name="pr6" style:family="presentation" style:parent-style-name="Standard-outline1" style:list-style-name="L9">
      <style:graphic-properties draw:stroke="none" draw:fill="none" draw:fill-color="#00cc99" draw:textarea-horizontal-align="justify" draw:textarea-vertical-align="top" draw:auto-grow-height="true" draw:auto-grow-width="false" fo:min-height="16.488cm" fo:min-width="0cm" fo:padding-top="0.13cm" fo:padding-bottom="0.13cm" fo:padding-left="0.25cm" fo:padding-right="0.25cm" fo:wrap-option="wrap" draw:shadow="hidden" draw:shadow-color="#808080"/>
      <style:paragraph-properties style:writing-mode="lr-tb"/>
    </style:style>
    <style:style style:name="P1" style:family="paragraph">
      <style:paragraph-properties fo:margin-left="0cm" fo:margin-right="0cm" fo:margin-top="0cm" fo:margin-bottom="0.6cm" fo:text-align="center" fo:text-indent="0cm"/>
    </style:style>
    <style:style style:name="P2" style:family="paragraph">
      <style:paragraph-properties fo:margin-left="0cm" fo:margin-right="0cm" fo:margin-top="0cm" fo:margin-bottom="0.2cm" fo:text-align="start" fo:text-indent="0cm"/>
    </style:style>
    <style:style style:name="P3" style:family="paragraph">
      <style:paragraph-properties fo:margin-top="0cm" fo:margin-bottom="0.2cm"/>
    </style:style>
    <style:style style:name="P4" style:family="paragraph">
      <loext:graphic-properties draw:fill="none" draw:fill-color="#00cc99"/>
      <style:paragraph-properties fo:margin-left="0cm" fo:margin-right="0cm" fo:margin-top="0cm" fo:margin-bottom="0.3cm" fo:text-align="center" fo:text-indent="0cm" style:writing-mode="lr-tb"/>
      <style:text-properties fo:font-size="20pt" fo:font-weight="normal" style:font-size-asian="20pt" style:font-weight-asian="normal" style:font-size-complex="20pt" style:font-weight-complex="normal"/>
    </style:style>
    <style:style style:name="P5" style:family="paragraph">
      <style:paragraph-properties fo:margin-left="0cm" fo:margin-right="0cm" fo:text-indent="0cm" style:writing-mode="lr-tb"/>
      <style:text-properties fo:font-size="24pt" style:font-size-asian="24pt" style:font-size-complex="24pt"/>
    </style:style>
    <style:style style:name="P6"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7" style:family="paragraph">
      <loext:graphic-properties draw:fill-color="#ffffff"/>
      <style:paragraph-properties style:writing-mode="lr-tb"/>
      <style:text-properties fo:font-size="12pt"/>
    </style:style>
    <style:style style:name="P8" style:family="paragraph">
      <style:paragraph-properties fo:margin-left="2.5cm" fo:margin-right="1cm" fo:text-align="justify" fo:text-indent="0cm"/>
    </style:style>
    <style:style style:name="P9" style:family="paragraph">
      <style:paragraph-properties fo:margin-left="0cm" fo:margin-right="0cm" fo:text-align="center" fo:text-indent="0cm" style:writing-mode="lr-tb"/>
      <style:text-properties fo:font-size="20pt" style:font-size-asian="20pt" style:font-size-complex="20pt"/>
    </style:style>
    <style:style style:name="P10" style:family="paragraph">
      <style:paragraph-properties fo:margin-left="0cm" fo:margin-right="0cm" fo:line-height="100%" fo:text-align="start" fo:text-indent="0cm" style:writing-mode="lr-tb"/>
      <style:text-properties fo:font-size="20pt" style:font-size-asian="20pt" style:font-size-complex="20pt"/>
    </style:style>
    <style:style style:name="P11" style:family="paragraph">
      <loext:graphic-properties draw:fill="none" draw:fill-color="#00cc99"/>
      <style:paragraph-properties fo:margin-left="0cm" fo:margin-right="0cm" fo:text-align="center" fo:text-indent="0cm" style:writing-mode="lr-tb"/>
      <style:text-properties fo:font-size="20pt" style:font-size-asian="20pt" style:font-size-complex="20pt"/>
    </style:style>
    <style:style style:name="P12" style:family="paragraph">
      <style:paragraph-properties fo:margin-left="0cm" fo:margin-right="0cm" fo:margin-top="0cm" fo:margin-bottom="0.6cm" fo:text-align="center" fo:text-indent="0cm" style:writing-mode="lr-tb"/>
      <style:text-properties fo:font-size="20pt" style:font-size-asian="20pt" style:font-size-complex="20pt"/>
    </style:style>
    <style:style style:name="P13" style:family="paragraph">
      <style:paragraph-properties fo:margin-left="0cm" fo:margin-right="0cm" fo:margin-top="0cm" fo:margin-bottom="0.2cm" fo:line-height="100%" fo:text-align="start" fo:text-indent="0cm" style:writing-mode="lr-tb"/>
      <style:text-properties fo:font-size="20pt" style:font-size-asian="20pt" style:font-size-complex="20pt"/>
    </style:style>
    <style:style style:name="P14" style:family="paragraph">
      <loext:graphic-properties draw:fill="none" draw:fill-color="#00cc99"/>
      <style:paragraph-properties fo:margin-left="0cm" fo:margin-right="0cm" fo:margin-top="0cm" fo:margin-bottom="0.6cm" fo:text-align="center" fo:text-indent="0cm" style:writing-mode="lr-tb"/>
      <style:text-properties fo:font-size="20pt" style:font-size-asian="20pt" style:font-size-complex="20pt"/>
    </style:style>
    <style:style style:name="P15" style:family="paragraph">
      <style:paragraph-properties fo:margin-left="0cm" fo:margin-right="0cm" fo:margin-top="0cm" fo:margin-bottom="0.3cm" fo:line-height="100%" fo:text-align="start" fo:text-indent="0cm" style:writing-mode="lr-tb"/>
      <style:text-properties fo:font-size="20pt" style:font-size-asian="20pt" style:font-size-complex="20pt"/>
    </style:style>
    <style:style style:name="P16" style:family="paragraph">
      <style:paragraph-properties fo:margin-left="0cm" fo:margin-right="0cm" fo:margin-top="0cm" fo:margin-bottom="0.6cm" fo:line-height="100%" fo:text-align="center" fo:text-indent="0cm" style:writing-mode="lr-tb"/>
      <style:text-properties fo:font-size="20pt" style:font-size-asian="20pt" style:font-size-complex="20pt"/>
    </style:style>
    <style:style style:name="P17" style:family="paragraph">
      <loext:graphic-properties draw:fill="none" draw:fill-color="#00cc99"/>
      <style:paragraph-properties fo:margin-left="0cm" fo:margin-right="0cm" fo:margin-top="0cm" fo:margin-bottom="0.6cm" fo:line-height="100%" fo:text-align="center" fo:text-indent="0cm" style:writing-mode="lr-tb"/>
      <style:text-properties fo:font-size="20pt" style:font-size-asian="20pt" style:font-size-complex="20pt"/>
    </style:style>
    <style:style style:name="P18" style:family="paragraph">
      <style:paragraph-properties fo:margin-left="0cm" fo:margin-right="0cm" fo:margin-top="0cm" fo:margin-bottom="0.1cm" fo:line-height="100%" fo:text-align="start" fo:text-indent="0cm" style:writing-mode="lr-tb"/>
      <style:text-properties fo:font-size="20pt" style:font-size-asian="20pt" style:font-size-complex="20pt"/>
    </style:style>
    <style:style style:name="P19" style:family="paragraph">
      <style:paragraph-properties fo:text-align="center"/>
    </style:style>
    <style:style style:name="P20" style:family="paragraph">
      <loext:graphic-properties draw:fill="solid" draw:fill-color="#ffffff"/>
      <style:paragraph-properties fo:text-align="center" style:writing-mode="lr-tb"/>
      <style:text-properties fo:font-size="20pt" style:font-size-asian="20pt" style:font-size-complex="20pt"/>
    </style:style>
    <style:style style:name="P21" style:family="paragraph">
      <loext:graphic-properties draw:fill="none" draw:fill-color="#ffffff"/>
      <style:paragraph-properties style:writing-mode="lr-tb"/>
      <style:text-properties fo:font-size="20pt" style:font-size-asian="20pt" style:font-size-complex="20pt"/>
    </style:style>
    <style:style style:name="P22" style:family="paragraph">
      <loext:graphic-properties draw:fill="none"/>
      <style:paragraph-properties fo:text-align="center"/>
    </style:style>
    <style:style style:name="P23" style:family="paragraph">
      <style:paragraph-properties fo:text-align="center" style:writing-mode="lr-tb"/>
      <style:text-properties fo:font-size="16pt" fo:font-weight="bold" style:font-size-asian="16pt" style:font-weight-asian="bold" style:font-size-complex="16pt" style:font-weight-complex="bold"/>
    </style:style>
    <style:style style:name="P24" style:family="paragraph">
      <loext:graphic-properties draw:fill="none"/>
    </style:style>
    <style:style style:name="P25" style:family="paragraph">
      <style:paragraph-properties fo:margin-top="0cm" fo:margin-bottom="0.3cm"/>
    </style:style>
    <style:style style:name="P26" style:family="paragraph">
      <loext:graphic-properties draw:fill="none" draw:fill-color="#ffffff"/>
      <style:paragraph-properties style:writing-mode="lr-tb"/>
      <style:text-properties fo:font-size="36pt" style:font-size-asian="36pt" style:font-size-complex="36pt"/>
    </style:style>
    <style:style style:name="P27" style:family="paragraph">
      <loext:graphic-properties draw:fill="none" draw:fill-color="#ffffff"/>
      <style:paragraph-properties fo:margin-top="0cm" fo:margin-bottom="0.3cm" style:writing-mode="lr-tb"/>
      <style:text-properties fo:font-size="20pt" style:font-size-asian="20pt" style:font-size-complex="20pt"/>
    </style:style>
    <style:style style:name="P28" style:family="paragraph">
      <style:paragraph-properties fo:text-align="center"/>
      <style:text-properties fo:font-size="16pt" fo:font-weight="bold" style:font-size-asian="16pt" style:font-weight-asian="bold" style:font-size-complex="16pt" style:font-weight-complex="bold"/>
    </style:style>
    <style:style style:name="P29" style:family="paragraph">
      <loext:graphic-properties draw:fill="solid" draw:fill-color="#ffffff"/>
      <style:paragraph-properties fo:text-align="center"/>
    </style:style>
    <style:style style:name="P30" style:family="paragraph">
      <loext:graphic-properties draw:fill="none" draw:fill-color="#ffffff"/>
      <style:paragraph-properties fo:text-align="center" style:writing-mode="lr-tb"/>
      <style:text-properties fo:font-size="16pt" fo:font-weight="bold" style:font-size-asian="16pt" style:font-weight-asian="bold" style:font-size-complex="16pt" style:font-weight-complex="bold"/>
    </style:style>
    <style:style style:name="P31" style:family="paragraph">
      <style:paragraph-properties fo:margin-left="0cm" fo:margin-right="0cm" fo:margin-top="0cm" fo:margin-bottom="0.6cm" fo:line-height="100%" fo:text-align="center" fo:text-indent="0cm"/>
    </style:style>
    <style:style style:name="P32" style:family="paragraph">
      <style:paragraph-properties fo:margin-top="0cm" fo:margin-bottom="0.3cm" fo:text-align="star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0pt" fo:font-weight="normal" style:font-size-asian="20pt" style:font-weight-asian="normal" style:font-size-complex="20pt" style:font-weight-complex="normal"/>
    </style:style>
    <style:style style:name="T3" style:family="text">
      <style:text-properties fo:font-size="20pt" fo:font-style="italic" fo:font-weight="normal" style:font-size-asian="20pt" style:font-style-asian="italic" style:font-weight-asian="normal" style:font-size-complex="20pt" style:font-style-complex="italic" style:font-weight-complex="normal"/>
    </style:style>
    <style:style style:name="T4" style:family="text">
      <style:text-properties fo:color="#000000" fo:font-size="24pt" fo:font-weight="bold" style:font-size-asian="24pt" style:font-weight-asian="bold" style:font-size-complex="24pt"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8pt" fo:font-style="italic" fo:font-weight="normal" style:font-size-asian="18pt" style:font-style-asian="italic" style:font-weight-asian="normal" style:font-size-complex="18pt" style:font-style-complex="italic" style:font-weight-complex="normal"/>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font-size="24pt" fo:language="de" fo:country="DE" fo:font-weight="bold" style:font-size-asian="24pt" style:font-weight-asian="bold" style:font-size-complex="24pt" style:font-weight-complex="bold"/>
    </style:style>
    <style:style style:name="T9" style:family="text">
      <style:text-properties fo:font-size="20pt" fo:language="de" fo:country="DE" style:font-size-asian="20pt" style:font-size-complex="20pt"/>
    </style:style>
    <style:style style:name="T10" style:family="text">
      <style:text-properties fo:font-size="16pt" fo:language="de" fo:country="DE" style:font-size-asian="16pt" style:font-size-complex="16pt"/>
    </style:style>
    <style:style style:name="T11" style:family="text">
      <style:text-properties fo:font-size="16pt" fo:language="de" fo:country="DE" fo:font-weight="bold" style:font-size-asian="16pt" style:font-weight-asian="bold" style:font-size-complex="16pt" style:font-weight-complex="bold"/>
    </style:style>
    <style:style style:name="T12" style:family="text">
      <style:text-properties fo:font-size="18pt" fo:language="de" fo:country="DE" fo:font-weight="bold" style:font-size-asian="18pt" style:font-weight-asian="bold" style:font-size-complex="18pt" style:font-weight-complex="bold"/>
    </style:style>
    <style:style style:name="T13" style:family="text">
      <style:text-properties fo:font-size="18pt" fo:language="de" fo:country="DE" style:font-size-asian="18pt" style:font-size-complex="18pt"/>
    </style:style>
    <style:style style:name="T14" style:family="text">
      <style:text-properties fo:font-size="18pt" fo:language="de" fo:country="DE" fo:font-style="italic" style:font-size-asian="18pt" style:font-style-asian="italic" style:font-size-complex="18pt" style:font-style-complex="italic"/>
    </style:style>
    <style:style style:name="T15" style:family="text">
      <style:text-properties fo:font-size="18pt" fo:language="de" fo:country="DE" fo:font-weight="normal" style:font-size-asian="18pt" style:font-weight-asian="normal" style:font-size-complex="18pt" style:font-weight-complex="normal"/>
    </style:style>
    <style:style style:name="T16" style:family="text">
      <style:text-properties fo:font-size="18pt" fo:language="de" fo:country="DE" fo:font-style="italic" fo:font-weight="normal" style:font-size-asian="18pt" style:font-style-asian="italic" style:font-weight-asian="normal" style:font-size-complex="18pt" style:font-style-complex="italic" style:font-weight-complex="normal"/>
    </style:style>
    <style:style style:name="T17" style:family="text">
      <style:text-properties fo:font-size="20pt" fo:language="de" fo:country="DE" fo:font-weight="normal" style:font-size-asian="20pt" style:font-weight-asian="normal" style:font-size-complex="20pt" style:font-weight-complex="normal"/>
    </style:style>
    <style:style style:name="T18" style:family="text">
      <style:text-properties fo:font-size="20pt" fo:language="de" fo:country="DE" fo:font-style="italic" fo:font-weight="normal" style:font-size-asian="20pt" style:font-style-asian="italic" style:font-weight-asian="normal" style:font-size-complex="20pt" style:font-style-complex="italic" style:font-weight-complex="normal"/>
    </style:style>
    <style:style style:name="T19" style:family="text">
      <style:text-properties fo:font-size="18pt" fo:language="de" fo:country="DE" fo:font-style="normal" fo:font-weight="normal" style:font-size-asian="18pt" style:font-style-asian="normal" style:font-weight-asian="normal" style:font-size-complex="18pt" style:font-style-complex="normal" style:font-weight-complex="normal"/>
    </style:style>
    <style:style style:name="T20" style:family="text">
      <style:text-properties fo:font-size="20pt" fo:language="de" fo:country="DE" fo:font-style="normal" fo:font-weight="normal" style:font-size-asian="20pt" style:font-style-asian="normal" style:font-weight-asian="normal" style:font-size-complex="20pt" style:font-style-complex="normal" style:font-weight-complex="normal"/>
    </style:style>
    <style:style style:name="T21" style:family="text">
      <style:text-properties fo:font-size="16pt" fo:language="de" fo:country="DE" fo:font-style="normal" fo:font-weight="normal" style:font-size-asian="16pt" style:font-style-asian="normal" style:font-weight-asian="normal" style:font-size-complex="16pt" style:font-style-complex="normal" style:font-weight-complex="normal"/>
    </style:style>
    <style:style style:name="T22" style:family="text">
      <style:text-properties fo:font-size="20pt" fo:language="de" fo:country="DE" fo:font-style="normal" fo:font-weight="normal" style:font-name-asian="Ubuntu2" style:font-size-asian="20pt" style:font-style-asian="normal" style:font-weight-asian="normal" style:font-name-complex="Ubuntu2" style:font-size-complex="20pt" style:font-style-complex="normal" style:font-weight-complex="normal"/>
    </style:style>
    <style:style style:name="T23" style:family="text">
      <style:text-properties fo:font-size="20pt" fo:language="de" fo:country="DE" fo:font-style="normal" fo:font-weight="normal" style:font-name-asian="Ubuntu2" style:font-size-asian="18pt" style:font-style-asian="normal" style:font-weight-asian="normal" style:font-name-complex="Ubuntu2" style:font-size-complex="18pt" style:font-style-complex="normal" style:font-weight-complex="normal"/>
    </style:style>
    <style:style style:name="T24" style:family="text">
      <style:text-properties fo:color="#000000" fo:font-size="24pt" fo:language="de" fo:country="DE" fo:font-style="normal" fo:font-weight="bold" style:font-size-asian="24pt" style:font-style-asian="normal" style:font-weight-asian="bold" style:font-size-complex="24pt" style:font-style-complex="normal" style:font-weight-complex="bold"/>
    </style:style>
    <style:style style:name="T25" style:family="text">
      <style:text-properties fo:font-size="18pt" fo:language="de" fo:country="DE" fo:font-style="normal" style:font-name-asian="Ubuntu2" style:font-size-asian="18pt" style:font-style-asian="normal" style:font-name-complex="Ubuntu2" style:font-size-complex="18pt" style:font-style-complex="normal"/>
    </style:style>
    <style:style style:name="T26" style:family="text">
      <style:text-properties fo:font-size="18pt" fo:language="de" fo:country="DE" fo:font-style="italic" style:font-name-asian="Ubuntu2" style:font-size-asian="18pt" style:font-style-asian="italic" style:font-name-complex="Ubuntu2" style:font-size-complex="18pt" style:font-style-complex="italic"/>
    </style:style>
    <style:style style:name="T27" style:family="text">
      <style:text-properties fo:font-size="20pt" fo:language="de" fo:country="DE" fo:font-style="normal" style:font-name-asian="Ubuntu2" style:font-size-asian="20pt" style:font-style-asian="normal" style:font-name-complex="Ubuntu2" style:font-size-complex="20pt" style:font-style-complex="normal"/>
    </style:style>
    <style:style style:name="T28" style:family="text">
      <style:text-properties fo:font-size="20pt" fo:language="de" fo:country="DE" fo:font-style="italic" fo:font-weight="normal" style:font-name-asian="Ubuntu2" style:font-size-asian="18pt" style:font-style-asian="italic" style:font-weight-asian="normal" style:font-name-complex="Ubuntu2" style:font-size-complex="18pt" style:font-style-complex="italic" style:font-weight-complex="normal"/>
    </style:style>
    <style:style style:name="T29" style:family="text">
      <style:text-properties fo:font-size="20pt" fo:language="de" fo:country="DE" fo:font-style="normal" style:font-name-asian="Ubuntu2" style:font-size-asian="18pt" style:font-style-asian="normal" style:font-name-complex="Ubuntu2" style:font-size-complex="18pt" style:font-style-complex="normal"/>
    </style:style>
    <style:style style:name="T30" style:family="text">
      <style:text-properties fo:font-size="20pt" fo:language="de" fo:country="DE" fo:font-style="italic" style:font-name-asian="Ubuntu2" style:font-size-asian="20pt" style:font-style-asian="italic" style:font-name-complex="Ubuntu2" style:font-size-complex="20pt" style:font-style-complex="italic"/>
    </style:style>
    <style:style style:name="T31" style:family="text">
      <style:text-properties fo:font-size="24pt" fo:language="de" fo:country="DE" fo:font-style="normal" fo:font-weight="bold" style:font-size-asian="24pt" style:font-style-asian="normal" style:font-weight-asian="bold" style:font-size-complex="24pt" style:font-style-complex="normal" style:font-weight-complex="bold"/>
    </style:style>
    <style:style style:name="T32" style:family="text">
      <style:text-properties fo:font-size="20pt" fo:language="de" fo:country="DE" fo:font-style="normal" fo:font-weight="bold" style:font-name-asian="Ubuntu2" style:font-size-asian="20pt" style:font-style-asian="normal" style:font-weight-asian="bold" style:font-name-complex="Ubuntu2" style:font-size-complex="20pt" style:font-style-complex="normal" style:font-weight-complex="bold"/>
    </style:style>
    <style:style style:name="T33" style:family="text">
      <style:text-properties fo:font-size="20pt" fo:language="de" fo:country="DE" fo:font-weight="bold" style:font-name-asian="Ubuntu2" style:font-size-asian="20pt" style:font-weight-asian="bold" style:font-name-complex="Ubuntu2" style:font-size-complex="20pt" style:font-weight-complex="bold"/>
    </style:style>
    <style:style style:name="T34" style:family="text">
      <style:text-properties fo:font-size="20pt" fo:language="de" fo:country="DE" style:font-name-asian="Ubuntu2" style:font-size-asian="20pt" style:font-name-complex="Ubuntu2" style:font-size-complex="20pt"/>
    </style:style>
    <style:style style:name="T35" style:family="text">
      <style:text-properties fo:font-size="20pt" fo:language="de" fo:country="DE" fo:font-weight="normal" style:font-name-asian="Ubuntu2" style:font-size-asian="20pt" style:font-weight-asian="normal" style:font-name-complex="Ubuntu2" style:font-size-complex="20pt" style:font-weight-complex="normal"/>
    </style:style>
    <style:style style:name="T36" style:family="text">
      <style:text-properties fo:font-size="20pt" fo:language="de" fo:country="DE" fo:font-style="italic" fo:font-weight="normal" style:font-name-asian="Ubuntu2" style:font-size-asian="20pt" style:font-style-asian="italic" style:font-weight-asian="normal" style:font-name-complex="Ubuntu2" style:font-size-complex="20pt" style:font-style-complex="italic" style:font-weight-complex="normal"/>
    </style:style>
    <style:style style:name="T37" style:family="text">
      <style:text-properties fo:font-size="18pt" fo:language="de" fo:country="DE" fo:font-style="normal" fo:font-weight="bold" style:font-name-asian="Ubuntu2" style:font-size-asian="18pt" style:font-style-asian="normal" style:font-weight-asian="bold" style:font-name-complex="Ubuntu2" style:font-size-complex="18pt" style:font-style-complex="normal" style:font-weight-complex="bold"/>
    </style:style>
    <style:style style:name="T38" style:family="text">
      <style:text-properties fo:font-size="18pt" fo:language="de" fo:country="DE" fo:font-style="normal" fo:font-weight="normal" style:font-name-asian="Ubuntu2" style:font-size-asian="18pt" style:font-style-asian="normal" style:font-weight-asian="normal" style:font-name-complex="Ubuntu2" style:font-size-complex="18pt" style:font-style-complex="normal" style:font-weight-complex="normal"/>
    </style:style>
    <style:style style:name="T39" style:family="text">
      <style:text-properties fo:font-size="18pt" fo:language="de" fo:country="DE" fo:font-style="italic" fo:font-weight="normal" style:font-name-asian="Ubuntu2" style:font-size-asian="18pt" style:font-style-asian="italic" style:font-weight-asian="normal" style:font-name-complex="Ubuntu2" style:font-size-complex="18pt" style:font-style-complex="italic" style:font-weight-complex="normal"/>
    </style:style>
    <style:style style:name="T40" style:family="text">
      <style:text-properties fo:font-size="24pt" fo:language="de" fo:country="DE" fo:font-style="normal" fo:font-weight="bold" style:font-name-asian="Ubuntu2" style:font-size-asian="24pt" style:font-style-asian="normal" style:font-weight-asian="bold" style:font-name-complex="Ubuntu2" style:font-size-complex="24pt" style:font-style-complex="normal" style:font-weight-complex="bold"/>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size="26pt" fo:font-weight="bold" style:font-size-asian="26pt" style:font-weight-asian="bold" style:font-size-complex="26pt" style:font-weight-complex="bold"/>
    </style:style>
    <style:style style:name="T44" style:family="text">
      <style:text-properties fo:font-size="28pt" fo:font-weight="bold" style:font-size-asian="28pt" style:font-weight-asian="bold" style:font-size-complex="28pt" style:font-weight-complex="bold"/>
    </style:style>
    <style:style style:name="T45" style:family="text">
      <style:text-properties fo:font-size="20pt" fo:font-weight="bold" style:font-size-asian="20pt" style:font-weight-asian="bold" style:font-size-complex="20pt" style:font-weight-complex="bold"/>
    </style:style>
    <style:style style:name="T46" style:family="text">
      <style:text-properties fo:color="#0000ff" fo:font-size="20pt" style:font-size-asian="20pt" style:font-size-complex="20pt"/>
    </style:style>
    <style:style style:name="T47" style:family="text">
      <style:text-properties fo:font-size="20pt" fo:font-style="italic" style:font-size-asian="20pt" style:font-style-asian="italic" style:font-size-complex="20pt" style:font-style-complex="italic"/>
    </style:style>
    <style:style style:name="T48" style:family="text">
      <style:text-properties fo:color="#6666ff" fo:font-size="20pt" style:font-size-asian="20pt" style:font-size-complex="20pt"/>
    </style:style>
    <style:style style:name="T49" style:family="text">
      <style:text-properties fo:color="#ff0000" fo:font-size="20pt" style:font-size-asian="20pt" style:font-size-complex="20pt"/>
    </style:style>
    <style:style style:name="T50" style:family="text">
      <style:text-properties fo:color="#000000" fo:font-size="20pt" style:font-size-asian="20pt" style:font-size-complex="20pt"/>
    </style:style>
    <style:style style:name="T51" style:family="text">
      <style:text-properties fo:color="#000000" fo:font-size="20pt" fo:font-style="italic" style:font-size-asian="20pt" style:font-style-asian="italic" style:font-size-complex="20pt" style:font-style-complex="italic"/>
    </style:style>
    <style:style style:name="T52" style:family="text">
      <style:text-properties style:use-window-font-color="true" fo:font-size="24pt" fo:language="de" fo:country="DE" fo:font-style="normal" fo:font-weight="bold" style:font-name-asian="Ubuntu2" style:font-size-asian="24pt" style:font-style-asian="normal" style:font-weight-asian="bold" style:font-name-complex="Ubuntu2" style:font-size-complex="24pt" style:font-style-complex="normal" style:font-weight-complex="bold"/>
    </style:style>
    <style:style style:name="T53" style:family="text">
      <style:text-properties style:use-window-font-color="true" fo:font-size="20pt" fo:font-weight="normal" style:font-size-asian="20pt" style:font-weight-asian="normal" style:font-size-complex="20pt" style:font-weight-complex="normal"/>
    </style:style>
    <text:list-style style:name="L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text:list-style style:name="L3">
      <text:list-level-style-bullet text:level="1" text:bullet-char="•">
        <style:list-level-properties text:min-label-width="0.8cm"/>
        <style:text-properties style:font-name="Verdana1" fo:color="#000000" fo:font-size="100%"/>
      </text:list-level-style-bullet>
      <text:list-level-style-bullet text:level="2" text:bullet-char="•">
        <style:list-level-properties text:min-label-width="0.8cm"/>
        <style:text-properties style:font-name="Verdana1" fo:color="#000000" fo:font-size="100%"/>
      </text:list-level-style-bullet>
      <text:list-level-style-bullet text:level="3" text:bullet-char="•">
        <style:list-level-properties text:min-label-width="0.8cm"/>
        <style:text-properties style:font-name="Verdana1" fo:color="#000000" fo:font-size="100%"/>
      </text:list-level-style-bullet>
      <text:list-level-style-bullet text:level="4" text:bullet-char="•">
        <style:list-level-properties text:min-label-width="0.8cm"/>
        <style:text-properties style:font-name="Verdana1" fo:color="#000000" fo:font-size="100%"/>
      </text:list-level-style-bullet>
      <text:list-level-style-bullet text:level="5" text:bullet-char="•">
        <style:list-level-properties text:min-label-width="0.8cm"/>
        <style:text-properties style:font-name="Verdana1" fo:color="#000000" fo:font-size="100%"/>
      </text:list-level-style-bullet>
      <text:list-level-style-bullet text:level="6" text:bullet-char="•">
        <style:list-level-properties text:min-label-width="0.8cm"/>
        <style:text-properties style:font-name="Verdana1" fo:color="#000000" fo:font-size="100%"/>
      </text:list-level-style-bullet>
      <text:list-level-style-bullet text:level="7" text:bullet-char="•">
        <style:list-level-properties text:min-label-width="0.8cm"/>
        <style:text-properties style:font-name="Verdana1" fo:color="#000000" fo:font-size="100%"/>
      </text:list-level-style-bullet>
      <text:list-level-style-bullet text:level="8" text:bullet-char="•">
        <style:list-level-properties text:min-label-width="0.8cm"/>
        <style:text-properties style:font-name="Verdana1" fo:color="#000000" fo:font-size="100%"/>
      </text:list-level-style-bullet>
      <text:list-level-style-bullet text:level="9" text:bullet-char="•">
        <style:list-level-properties text:min-label-width="0.8cm"/>
        <style:text-properties style:font-name="Verdana1" fo:color="#000000" fo:font-size="100%"/>
      </text:list-level-style-bullet>
      <text:list-level-style-bullet text:level="10" text:bullet-char="•">
        <style:list-level-properties text:min-label-width="0.8cm"/>
        <style:text-properties style:font-name="Verdana1" fo:color="#000000" fo:font-size="100%"/>
      </text:list-level-style-bullet>
    </text:list-style>
    <text:list-style style:name="L4">
      <text:list-level-style-bullet text:level="1" text:bullet-char="•">
        <style:list-level-properties text:min-label-width="0.8cm"/>
        <style:text-properties style:font-name="Verdana1" fo:color="#000000" fo:font-size="100%"/>
      </text:list-level-style-bullet>
      <text:list-level-style-bullet text:level="2" text:bullet-char="•">
        <style:list-level-properties text:space-before="0.8cm" text:min-label-width="0.8cm"/>
        <style:text-properties style:font-name="Verdana1" fo:color="#000000" fo:font-size="100%"/>
      </text:list-level-style-bullet>
      <text:list-level-style-bullet text:level="3" text:bullet-char="•">
        <style:list-level-properties text:space-before="1.6cm" text:min-label-width="0.8cm"/>
        <style:text-properties style:font-name="Verdana1" fo:color="#000000" fo:font-size="100%"/>
      </text:list-level-style-bullet>
      <text:list-level-style-bullet text:level="4" text:bullet-char="•">
        <style:list-level-properties text:space-before="2.4cm" text:min-label-width="0.8cm"/>
        <style:text-properties style:font-name="Verdana1" fo:color="#000000" fo:font-size="100%"/>
      </text:list-level-style-bullet>
      <text:list-level-style-bullet text:level="5" text:bullet-char="•">
        <style:list-level-properties text:space-before="3.2cm" text:min-label-width="0.8cm"/>
        <style:text-properties style:font-name="Verdana1" fo:color="#000000" fo:font-size="100%"/>
      </text:list-level-style-bullet>
      <text:list-level-style-bullet text:level="6" text:bullet-char="•">
        <style:list-level-properties text:space-before="4cm" text:min-label-width="0.8cm"/>
        <style:text-properties style:font-name="Verdana1" fo:color="#000000" fo:font-size="100%"/>
      </text:list-level-style-bullet>
      <text:list-level-style-bullet text:level="7" text:bullet-char="•">
        <style:list-level-properties text:space-before="4.8cm" text:min-label-width="0.8cm"/>
        <style:text-properties style:font-name="Verdana1" fo:color="#000000" fo:font-size="100%"/>
      </text:list-level-style-bullet>
      <text:list-level-style-bullet text:level="8" text:bullet-char="•">
        <style:list-level-properties text:space-before="5.6cm" text:min-label-width="0.8cm"/>
        <style:text-properties style:font-name="Verdana1" fo:color="#000000" fo:font-size="100%"/>
      </text:list-level-style-bullet>
      <text:list-level-style-bullet text:level="9" text:bullet-char="•">
        <style:list-level-properties text:space-before="6.4cm" text:min-label-width="0.8cm"/>
        <style:text-properties style:font-name="Verdana1" fo:color="#000000" fo:font-size="100%"/>
      </text:list-level-style-bullet>
      <text:list-level-style-bullet text:level="10" text:bullet-char="•">
        <style:list-level-properties text:space-before="7.2cm" text:min-label-width="0.8cm"/>
        <style:text-properties style:font-name="Verdana1" fo:color="#000000" fo:font-size="100%"/>
      </text:list-level-style-bullet>
    </text:list-style>
    <text:list-style style:name="L5">
      <text:list-level-style-bullet text:level="1" text:bullet-char="•">
        <style:list-level-properties text:space-before="0.45cm" text:min-label-width="0.6cm"/>
        <style:text-properties style:font-name="Verdana1" fo:color="#000000" fo:font-size="100%"/>
      </text:list-level-style-bullet>
      <text:list-level-style-bullet text:level="2" text:bullet-char="•">
        <style:list-level-properties text:space-before="1.27cm" text:min-label-width="0.6cm"/>
        <style:text-properties style:font-name="Verdana1" fo:color="#000000" fo:font-size="100%"/>
      </text:list-level-style-bullet>
      <text:list-level-style-bullet text:level="3" text:bullet-char="•">
        <style:list-level-properties text:space-before="2.54cm" text:min-label-width="0.6cm"/>
        <style:text-properties style:font-name="Verdana1" fo:color="#000000" fo:font-size="100%"/>
      </text:list-level-style-bullet>
      <text:list-level-style-bullet text:level="4" text:bullet-char="•">
        <style:list-level-properties text:space-before="3.81cm" text:min-label-width="0.6cm"/>
        <style:text-properties style:font-name="Verdana1" fo:color="#000000" fo:font-size="100%"/>
      </text:list-level-style-bullet>
      <text:list-level-style-bullet text:level="5" text:bullet-char="•">
        <style:list-level-properties text:space-before="5.08cm" text:min-label-width="0.6cm"/>
        <style:text-properties style:font-name="Verdana1" fo:color="#000000" fo:font-size="100%"/>
      </text:list-level-style-bullet>
      <text:list-level-style-bullet text:level="6" text:bullet-char="•">
        <style:list-level-properties text:space-before="5.08cm" text:min-label-width="0.6cm"/>
        <style:text-properties style:font-name="Verdana1" fo:color="#000000" fo:font-size="100%"/>
      </text:list-level-style-bullet>
      <text:list-level-style-bullet text:level="7" text:bullet-char="•">
        <style:list-level-properties text:space-before="5.08cm" text:min-label-width="0.6cm"/>
        <style:text-properties style:font-name="Verdana1" fo:color="#000000" fo:font-size="100%"/>
      </text:list-level-style-bullet>
      <text:list-level-style-bullet text:level="8" text:bullet-char="•">
        <style:list-level-properties text:space-before="5.08cm" text:min-label-width="0.6cm"/>
        <style:text-properties style:font-name="Verdana1" fo:color="#000000" fo:font-size="100%"/>
      </text:list-level-style-bullet>
      <text:list-level-style-bullet text:level="9" text:bullet-char="•">
        <style:list-level-properties text:space-before="5.08cm" text:min-label-width="0.6cm"/>
        <style:text-properties style:font-name="Verdana1" fo:color="#000000" fo:font-size="100%"/>
      </text:list-level-style-bullet>
      <text:list-level-style-bullet text:level="10" text:bullet-char="•">
        <style:list-level-properties text:space-before="5.08cm" text:min-label-width="0.6cm"/>
        <style:text-properties style:font-name="Verdana1" fo:color="#000000" fo:font-size="100%"/>
      </text:list-level-style-bullet>
    </text:list-style>
    <text:list-style style:name="L6">
      <text:list-level-style-bullet text:level="1" text:bullet-char="•">
        <style:list-level-properties text:min-label-width="0.8cm"/>
        <style:text-properties style:font-name="Verdana1" fo:color="#000000" fo:font-size="100%"/>
      </text:list-level-style-bullet>
      <text:list-level-style-bullet text:level="2" text:bullet-char="•">
        <style:list-level-properties text:space-before="1.27cm" text:min-label-width="0.8cm"/>
        <style:text-properties style:font-name="Verdana1" fo:color="#000000" fo:font-size="100%"/>
      </text:list-level-style-bullet>
      <text:list-level-style-bullet text:level="3" text:bullet-char="•">
        <style:list-level-properties text:space-before="2.54cm" text:min-label-width="0.8cm"/>
        <style:text-properties style:font-name="Verdana1" fo:color="#000000" fo:font-size="100%"/>
      </text:list-level-style-bullet>
      <text:list-level-style-bullet text:level="4" text:bullet-char="•">
        <style:list-level-properties text:space-before="3.81cm" text:min-label-width="0.8cm"/>
        <style:text-properties style:font-name="Verdana1" fo:color="#000000" fo:font-size="100%"/>
      </text:list-level-style-bullet>
      <text:list-level-style-bullet text:level="5" text:bullet-char="•">
        <style:list-level-properties text:space-before="5.08cm" text:min-label-width="0.8cm"/>
        <style:text-properties style:font-name="Verdana1" fo:color="#000000" fo:font-size="100%"/>
      </text:list-level-style-bullet>
      <text:list-level-style-bullet text:level="6" text:bullet-char="•">
        <style:list-level-properties text:space-before="5.08cm" text:min-label-width="0.8cm"/>
        <style:text-properties style:font-name="Verdana1" fo:color="#000000" fo:font-size="100%"/>
      </text:list-level-style-bullet>
      <text:list-level-style-bullet text:level="7" text:bullet-char="•">
        <style:list-level-properties text:space-before="5.08cm" text:min-label-width="0.8cm"/>
        <style:text-properties style:font-name="Verdana1" fo:color="#000000" fo:font-size="100%"/>
      </text:list-level-style-bullet>
      <text:list-level-style-bullet text:level="8" text:bullet-char="•">
        <style:list-level-properties text:space-before="5.08cm" text:min-label-width="0.8cm"/>
        <style:text-properties style:font-name="Verdana1" fo:color="#000000" fo:font-size="100%"/>
      </text:list-level-style-bullet>
      <text:list-level-style-bullet text:level="9" text:bullet-char="•">
        <style:list-level-properties text:space-before="5.08cm" text:min-label-width="0.8cm"/>
        <style:text-properties style:font-name="Verdana1" fo:color="#000000" fo:font-size="100%"/>
      </text:list-level-style-bullet>
      <text:list-level-style-bullet text:level="10" text:bullet-char="•">
        <style:list-level-properties text:space-before="5.08cm" text:min-label-width="0.8cm"/>
        <style:text-properties style:font-name="Verdana1" fo:color="#000000" fo:font-size="100%"/>
      </text:list-level-style-bullet>
    </text:list-style>
    <text:list-style style:name="L7">
      <text:list-level-style-number text:level="1" style:num-suffix="." style:num-format="1">
        <style:list-level-properties text:min-label-width="0.95cm"/>
        <style:text-properties style:use-window-font-color="true" fo:font-size="100%"/>
      </text:list-level-style-number>
      <text:list-level-style-number text:level="2" style:num-suffix="." style:num-format="1">
        <style:list-level-properties text:space-before="0.6cm" text:min-label-width="0.95cm"/>
        <style:text-properties style:use-window-font-color="true" fo:font-size="100%"/>
      </text:list-level-style-number>
      <text:list-level-style-number text:level="3" style:num-suffix="." style:num-format="1">
        <style:list-level-properties text:space-before="1.2cm" text:min-label-width="0.95cm"/>
        <style:text-properties style:use-window-font-color="true" fo:font-size="100%"/>
      </text:list-level-style-number>
      <text:list-level-style-number text:level="4" style:num-suffix="." style:num-format="1">
        <style:list-level-properties text:space-before="1.8cm" text:min-label-width="0.95cm"/>
        <style:text-properties style:use-window-font-color="true" fo:font-size="100%"/>
      </text:list-level-style-number>
      <text:list-level-style-number text:level="5" style:num-suffix="." style:num-format="1">
        <style:list-level-properties text:space-before="2.4cm" text:min-label-width="0.95cm"/>
        <style:text-properties style:use-window-font-color="true" fo:font-size="100%"/>
      </text:list-level-style-number>
      <text:list-level-style-number text:level="6" style:num-suffix="." style:num-format="1">
        <style:list-level-properties text:space-before="3cm" text:min-label-width="0.95cm"/>
        <style:text-properties style:use-window-font-color="true" fo:font-size="100%"/>
      </text:list-level-style-number>
      <text:list-level-style-number text:level="7" style:num-suffix="." style:num-format="1">
        <style:list-level-properties text:space-before="3.6cm" text:min-label-width="0.95cm"/>
        <style:text-properties style:use-window-font-color="true" fo:font-size="100%"/>
      </text:list-level-style-number>
      <text:list-level-style-number text:level="8" style:num-suffix="." style:num-format="1">
        <style:list-level-properties text:space-before="4.2cm" text:min-label-width="0.95cm"/>
        <style:text-properties style:use-window-font-color="true" fo:font-size="100%"/>
      </text:list-level-style-number>
      <text:list-level-style-number text:level="9" style:num-suffix="." style:num-format="1">
        <style:list-level-properties text:space-before="4.8cm" text:min-label-width="0.95cm"/>
        <style:text-properties style:use-window-font-color="true" fo:font-size="100%"/>
      </text:list-level-style-number>
      <text:list-level-style-number text:level="10" style:num-suffix="." style:num-format="1">
        <style:list-level-properties text:space-before="5.4cm" text:min-label-width="0.95cm"/>
        <style:text-properties style:use-window-font-color="true" fo:font-size="100%"/>
      </text:list-level-style-number>
    </text:list-style>
    <text:list-style style:name="L8">
      <text:list-level-style-number text:level="1" style:num-suffix="." style:num-format="1" text:start-value="2">
        <style:list-level-properties text:min-label-width="0.95cm"/>
        <style:text-properties fo:color="#000000" fo:font-size="100%"/>
      </text:list-level-style-number>
      <text:list-level-style-number text:level="2" style:num-suffix="." style:num-format="1" text:start-value="2">
        <style:list-level-properties text:space-before="0.6cm" text:min-label-width="0.95cm"/>
        <style:text-properties fo:color="#000000" fo:font-size="100%"/>
      </text:list-level-style-number>
      <text:list-level-style-number text:level="3" style:num-suffix="." style:num-format="1" text:start-value="2">
        <style:list-level-properties text:space-before="1.2cm" text:min-label-width="0.95cm"/>
        <style:text-properties fo:color="#000000" fo:font-size="100%"/>
      </text:list-level-style-number>
      <text:list-level-style-number text:level="4" style:num-suffix="." style:num-format="1" text:start-value="2">
        <style:list-level-properties text:space-before="1.8cm" text:min-label-width="0.95cm"/>
        <style:text-properties fo:color="#000000" fo:font-size="100%"/>
      </text:list-level-style-number>
      <text:list-level-style-number text:level="5" style:num-suffix="." style:num-format="1" text:start-value="2">
        <style:list-level-properties text:space-before="2.4cm" text:min-label-width="0.95cm"/>
        <style:text-properties fo:color="#000000" fo:font-size="100%"/>
      </text:list-level-style-number>
      <text:list-level-style-number text:level="6" style:num-suffix="." style:num-format="1" text:start-value="2">
        <style:list-level-properties text:space-before="3cm" text:min-label-width="0.95cm"/>
        <style:text-properties fo:color="#000000" fo:font-size="100%"/>
      </text:list-level-style-number>
      <text:list-level-style-number text:level="7" style:num-suffix="." style:num-format="1" text:start-value="2">
        <style:list-level-properties text:space-before="3.6cm" text:min-label-width="0.95cm"/>
        <style:text-properties fo:color="#000000" fo:font-size="100%"/>
      </text:list-level-style-number>
      <text:list-level-style-number text:level="8" style:num-suffix="." style:num-format="1" text:start-value="2">
        <style:list-level-properties text:space-before="4.2cm" text:min-label-width="0.95cm"/>
        <style:text-properties fo:color="#000000" fo:font-size="100%"/>
      </text:list-level-style-number>
      <text:list-level-style-number text:level="9" style:num-suffix="." style:num-format="1" text:start-value="2">
        <style:list-level-properties text:space-before="4.8cm" text:min-label-width="0.95cm"/>
        <style:text-properties fo:color="#000000" fo:font-size="100%"/>
      </text:list-level-style-number>
      <text:list-level-style-number text:level="10" style:num-suffix="." style:num-format="1" text:start-value="2">
        <style:list-level-properties text:space-before="5.4cm" text:min-label-width="0.95cm"/>
        <style:text-properties fo:color="#000000" fo:font-size="100%"/>
      </text:list-level-style-number>
    </text:list-style>
    <text:list-style style:name="L9">
      <text:list-level-style-bullet text:level="1" text:bullet-char="•">
        <style:list-level-properties text:min-label-width="1.353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ystemmodellierung und Semantic Web – WS 20/21</presentation:footer-decl>
      <draw:page draw:name="page1" draw:style-name="dp1" draw:master-page-name="Standard" presentation:presentation-page-layout-name="AL1T1" presentation:use-footer-name="ftr1">
        <office:forms form:automatic-focus="false" form:apply-design-mode="false"/>
        <draw:frame presentation:style-name="pr1" draw:text-style-name="P4" draw:layer="layout" svg:width="24cm" svg:height="15.432cm" svg:x="0.8cm" svg:y="2.8cm" presentation:class="outline" presentation:user-transformed="true">
          <draw:text-box>
            <text:p text:style-name="P1"><text:span text:style-name="T1">Storytelling und Handeln</text:span></text:p>
            <text:p text:style-name="P2"><text:span text:style-name="T2">Bisherige Diskussion:</text:span></text:p>
            <text:list text:style-name="L1">
              <text:list-item>
                <text:p text:style-name="P2"><text:span text:style-name="T2">Unser Handeln ist sehr eng damit verbunden, dass wir uns </text:span><text:span text:style-name="T2">parallel dauernd Geschichten erzählen.</text:span></text:p>
                <text:list>
                  <text:list-item>
                    <text:p text:style-name="P3"><text:span text:style-name="T2">Mit diesen Geschichten transzendieren wir </text:span><text:span text:style-name="T3">die eigene </text:span><text:span text:style-name="T3">Erfahrungswelt</text:span><text:span text:style-name="T2">, die nur einen kleinen Ausschnitt DER WELT </text:span><text:span text:style-name="T2">erfassen kann, und dies auch nur selektiv.</text:span></text:p>
                  </text:list-item>
                  <text:list-item>
                    <text:p text:style-name="P3"><text:span text:style-name="T2">Storytelling ist die Form, in der wir uns die Erfahrungs-</text:span><text:span text:style-name="T2">welten anderer Menschen zugänglich machen.</text:span></text:p>
                  </text:list-item>
                </text:list>
              </text:list-item>
              <text:list-item>
                <text:p text:style-name="P3"><text:span text:style-name="T3">Lokal</text:span><text:span text:style-name="T2"> entsteht dabei zunächst ein Bild wie im Theater: Bühne </text:span><text:span text:style-name="T2">(eigene Erfahrungen) und Kulisse (strukturierte Verarbeitung </text:span><text:span text:style-name="T2">des Storytellings) als Einheit.</text:span></text:p>
                <text:list>
                  <text:list-item>
                    <text:p text:style-name="P3"><text:span text:style-name="T2">Privates Handeln – auf der Bühne, vor dieser Kulisse.</text:span></text:p>
                  </text:list-item>
                </text:list>
              </text:list-item>
              <text:list-item>
                <text:p><text:span text:style-name="T2">Kooperatives Handeln?</text:span></text:p>
                <text:list>
                  <text:list-item>
                    <text:p><text:span text:style-name="T2">Notwendigkeit eines intersubjektiven Menschenbilds</text:span></text:p>
                  </text:list-item>
                </text:list>
              </text:list-item>
            </text:list>
          </draw:text-box>
        </draw:frame>
        <draw:custom-shape draw:style-name="gr1" draw:text-style-name="P6" draw:layer="layout" svg:width="9.515cm" svg:height="1.277cm" svg:x="0.527cm" svg:y="0.088cm">
          <text:p text:style-name="P5"><text:span text:style-name="T4">Technik und Kultur</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1" presentation:class="page"/>
          <draw:frame presentation:style-name="pr2" draw:text-style-name="P7" draw:layer="layout" svg:width="13.591cm" svg:height="12.252cm" svg:x="2.464cm" svg:y="12.934cm" presentation:class="notes" presentation:placeholder="true">
            <draw:text-box/>
          </draw:frame>
        </presentation:notes>
      </draw:page>
      <draw:page draw:name="page2" draw:style-name="dp1" draw:master-page-name="Standard" presentation:presentation-page-layout-name="AL1T1" presentation:use-footer-name="ftr1">
        <office:forms form:automatic-focus="false" form:apply-design-mode="false"/>
        <draw:frame presentation:style-name="pr3" draw:text-style-name="P4" draw:layer="layout" svg:width="24cm" svg:height="15.507cm" svg:x="0.8cm" svg:y="2.8cm" presentation:class="outline" presentation:user-transformed="true">
          <draw:text-box>
            <text:p text:style-name="P1"><text:span text:style-name="T1">Storytelling und Handeln</text:span></text:p>
            <text:list text:style-name="L1">
              <text:list-item>
                <text:p text:style-name="P2"><text:span text:style-name="T2">Kooperatives Handeln:</text:span></text:p>
                <text:list>
                  <text:list-item>
                    <text:p><text:span text:style-name="T5">Ist nur auf </text:span><text:span text:style-name="T6">gemeinsamer</text:span><text:span text:style-name="T5"> Bühne, vor </text:span><text:span text:style-name="T6">gemeinsamer</text:span><text:span text:style-name="T5"> Kulisse möglich. </text:span><text:span text:style-name="T5">Beides muss zunächst geschaffen werden.</text:span></text:p>
                  </text:list-item>
                  <text:list-item>
                    <text:p><text:span text:style-name="T5">Kooperativem </text:span><text:span text:style-name="T6">Handeln</text:span><text:span text:style-name="T5"> geht also Storytelling voraus. </text:span></text:p>
                  </text:list-item>
                </text:list>
              </text:list-item>
              <text:list-item>
                <text:p><text:span text:style-name="T2">Andererseits ist Sprechen selbst Handeln.</text:span></text:p>
                <text:list>
                  <text:list-item>
                    <text:p><text:span text:style-name="T5">Sprechakte können Aufforderungssätze, Protokollsätze, </text:span><text:span text:style-name="T5">Wertungssätze usw. sein.</text:span></text:p>
                  </text:list-item>
                  <text:list-item>
                    <text:p><text:span text:style-name="T5">Storytelling ist überhaupt erst in einem kooperativen Kontext </text:span><text:span text:style-name="T5">möglich. </text:span></text:p>
                  </text:list-item>
                  <text:list-item>
                    <text:p><text:span text:style-name="T5">Hermeneutischer Zirkel.</text:span></text:p>
                  </text:list-item>
                  <text:list-item>
                    <text:p><text:span text:style-name="T5">Siehe Beispiel „Konzert für 12 Traktoren“. </text:span></text:p>
                  </text:list-item>
                </text:list>
              </text:list-item>
              <text:list-item>
                <text:p><text:span text:style-name="T2">Der (kooperativen) Veränderung der Welt geht das Sprechen </text:span><text:span text:style-name="T2">über diese Veränderungen (die Vorstellung von der </text:span><text:span text:style-name="T2">Veränderung) voraus.</text:span></text:p>
                <text:list>
                  <text:list-item>
                    <text:p><text:span text:style-name="T5">Das gilt auch für die Pariser Terroristen (Charlie Hebdo).</text:span></text:p>
                  </text:list-item>
                </text:list>
              </text:list-item>
            </text:list>
          </draw:text-box>
        </draw:frame>
        <draw:custom-shape draw:style-name="gr1" draw:text-style-name="P6" draw:layer="layout" svg:width="9.515cm" svg:height="1.277cm" svg:x="0.527cm" svg:y="0.088cm">
          <text:p text:style-name="P5"><text:span text:style-name="T4">Technik </text:span><text:span text:style-name="T4">und </text:span><text:span text:style-name="T4">Kultur</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2" presentation:class="page"/>
          <draw:frame presentation:style-name="pr2" draw:text-style-name="P7" draw:layer="layout" svg:width="13.591cm" svg:height="12.252cm" svg:x="2.464cm" svg:y="12.934cm" presentation:class="notes" presentation:placeholder="true">
            <draw:text-box/>
          </draw:frame>
        </presentation:notes>
      </draw:page>
      <draw:page draw:name="page3" draw:style-name="dp1" draw:master-page-name="Standard" presentation:presentation-page-layout-name="AL1T1" presentation:use-footer-name="ftr1">
        <office:forms form:automatic-focus="false" form:apply-design-mode="false"/>
        <draw:frame presentation:style-name="pr4" draw:text-style-name="P4" draw:layer="layout" svg:width="24cm" svg:height="15.872cm" svg:x="0.8cm" svg:y="2.3cm" presentation:class="outline" presentation:user-transformed="true">
          <draw:text-box>
            <text:p text:style-name="P1"><text:span text:style-name="T1">Storytelling und Handeln</text:span></text:p>
            <text:list text:style-name="L1">
              <text:list-item>
                <text:p text:style-name="P2"><text:span text:style-name="T2">Der (kooperativen) Veränderung der Welt geht das Sprechen </text:span><text:span text:style-name="T2">über diese Veränderungen voraus.</text:span></text:p>
                <text:list>
                  <text:list-item>
                    <text:p><text:span text:style-name="T5">Begründete Erwartungen → Welt veränderndes Handeln → </text:span><text:span text:style-name="T5">Erfahrene Ergebnisse</text:span></text:p>
                  </text:list-item>
                  <text:list-item>
                    <text:p><text:span text:style-name="T5">Im Spannungsfeld zwischen begründeten Erwartungen und </text:span><text:span text:style-name="T5">erfahrenen Ergebnissen werden die Waffenstillstandslinien der </text:span><text:span text:style-name="T5">WELT sichtbar.</text:span></text:p>
                  </text:list-item>
                </text:list>
              </text:list-item>
              <text:list-item>
                <text:p><text:span text:style-name="T2">Wie aber eine Welt verändern, die sich selbst auch dauernd </text:span><text:span text:style-name="T2">ändert?</text:span></text:p>
                <text:list>
                  <text:list-item>
                    <text:p><text:span text:style-name="T5">Kultur: Das Verändern der Welt (Natur) verändern.</text:span></text:p>
                  </text:list-item>
                  <text:list-item>
                    <text:p><text:span text:style-name="T5">Technik (Mittelperspektive) und Storytelling (Erwartungs- und </text:span><text:span text:style-name="T5">Erfahrungsperspektive) sind dabei zwei wesentliche Momente von </text:span><text:span text:style-name="T5">Kultur.</text:span></text:p>
                  </text:list-item>
                  <text:list-item>
                    <text:p><text:span text:style-name="T5">Technik hier als Verfahrenswissen. Die beiden Momente lassen sich </text:span><text:span text:style-name="T5">nicht so trennen wie hier postuliert.</text:span></text:p>
                  </text:list-item>
                  <text:list-item>
                    <text:p><text:span text:style-name="T5">Zweck-Mittel-Trennung als spezifische Art von Storytelling. </text:span></text:p>
                  </text:list-item>
                </text:list>
              </text:list-item>
            </text:list>
          </draw:text-box>
        </draw:frame>
        <draw:custom-shape draw:style-name="gr1" draw:text-style-name="P6" draw:layer="layout" svg:width="9.515cm" svg:height="1.277cm" svg:x="0.527cm" svg:y="0.088cm">
          <text:p text:style-name="P5"><text:span text:style-name="T4">Technik und </text:span><text:span text:style-name="T4">Kultur</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3" presentation:class="page"/>
          <draw:frame presentation:style-name="pr2" draw:text-style-name="P7" draw:layer="layout" svg:width="13.591cm" svg:height="12.252cm" svg:x="2.464cm" svg:y="12.934cm" presentation:class="notes" presentation:placeholder="true">
            <draw:text-box/>
          </draw:frame>
        </presentation:notes>
      </draw:page>
      <draw:page draw:name="page4" draw:style-name="dp1" draw:master-page-name="Standard" presentation:presentation-page-layout-name="AL1T1" presentation:use-footer-name="ftr1">
        <office:forms form:automatic-focus="false" form:apply-design-mode="false"/>
        <draw:frame presentation:style-name="pr5" draw:text-style-name="P4" draw:layer="layout" svg:width="24cm" svg:height="15.067cm" svg:x="0.8cm" svg:y="2.8cm" presentation:class="outline" presentation:user-transformed="true">
          <draw:text-box>
            <text:p text:style-name="P1"><text:span text:style-name="T1">Storytelling im digitalen Wandel</text:span></text:p>
            <text:p text:style-name="P2"><text:span text:style-name="T2">Bisherige Erkenntnisse:</text:span></text:p>
            <text:list text:style-name="L1">
              <text:list-item>
                <text:list>
                  <text:list-item>
                    <text:p><text:span text:style-name="T5">Digitaler Wandel bringt neue Formen des Storytellings hervor, </text:span><text:span text:style-name="T5">welche die bisher institutionalisierten Formen des Storytellings </text:span><text:span text:style-name="T5">aufbrechen.</text:span></text:p>
                    <text:list>
                      <text:list-item>
                        <text:p><text:span text:style-name="T5">Wie geht Fortschritt?</text:span></text:p>
                      </text:list-item>
                      <text:list-item>
                        <text:p><text:span text:style-name="T5">Verlust im Vorwärtsschreiten (Bloch)</text:span></text:p>
                      </text:list-item>
                    </text:list>
                  </text:list-item>
                  <text:list-item>
                    <text:p><text:span text:style-name="T5">Web 1.0 – Verlinkte Webseiten als neue Form des Storytellings.</text:span></text:p>
                  </text:list-item>
                  <text:list-item>
                    <text:p><text:span text:style-name="T5">Web 2.0 – RDF als neue Basistechnologie, mit der eine gewisse Art </text:span><text:span text:style-name="T5">von Storytelling computergestützt betrieben werden kann.</text:span></text:p>
                  </text:list-item>
                  <text:list-item>
                    <text:p><text:span text:style-name="T5">Digitalisierung wichtiger Sprachartefakte.</text:span></text:p>
                  </text:list-item>
                </text:list>
              </text:list-item>
            </text:list>
            <text:p text:style-name="P8"><text:span text:style-name="T7">Unsere Zeit bietet wie keine andere eine gewaltige Sammlung von </text:span><text:span text:style-name="T7">Wissen in Textform dar. Die gesamte Geistesgeschichte der </text:span><text:span text:style-name="T7">Menschheit wird auf CD-Roms, auf Internet-Seiten, in Antiquariaten </text:span><text:span text:style-name="T7">und im Buchhandel dargeboten, alles ist gut vernetzt und leicht </text:span><text:span text:style-name="T7">zugänglich, dass es eine Schande wäre, dieses Material nicht wach und </text:span><text:span text:style-name="T7">offenen Sinnes zu gebrauchen. (Matthias Käther, 2004)</text:span></text:p>
          </draw:text-box>
        </draw:frame>
        <draw:custom-shape draw:style-name="gr1" draw:text-style-name="P6" draw:layer="layout" svg:width="9.515cm" svg:height="1.277cm" svg:x="0.527cm" svg:y="0.088cm">
          <text:p text:style-name="P5"><text:span text:style-name="T4">Technik </text:span><text:span text:style-name="T4">und Kultur</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4" presentation:class="page"/>
          <draw:frame presentation:style-name="pr2" draw:text-style-name="P7" draw:layer="layout" svg:width="13.591cm" svg:height="12.252cm" svg:x="2.464cm" svg:y="12.934cm" presentation:class="notes" presentation:placeholder="true">
            <draw:text-box/>
          </draw:frame>
        </presentation:notes>
      </draw:page>
      <draw:page draw:name="page5" draw:style-name="dp1" draw:master-page-name="Standard" presentation:presentation-page-layout-name="AL1T1" presentation:use-footer-name="ftr1">
        <office:forms form:automatic-focus="false" form:apply-design-mode="false"/>
        <draw:frame presentation:style-name="pr6" draw:text-style-name="P4" draw:layer="layout" svg:width="24cm" svg:height="16.748cm" svg:x="0.8cm" svg:y="2.3cm" presentation:class="outline" presentation:user-transformed="true">
          <draw:text-box>
            <text:p text:style-name="P1"><text:span text:style-name="T1">Storytelling im digitalen Wandel</text:span></text:p>
            <text:list text:style-name="L1">
              <text:list-item>
                <text:p text:style-name="P2"><text:span text:style-name="T2">Welche gesellschaftlichen Voraussetzungen sind erforderlich, </text:span><text:span text:style-name="T2">um dieses Potenzial zu entfalten?</text:span></text:p>
                <text:list>
                  <text:list-item>
                    <text:p><text:span text:style-name="T3">Freizügige</text:span><text:span text:style-name="T2"> Zugänglichkeit zu den Wissensressourcen der </text:span><text:span text:style-name="T2">Menschheit, um Erwartungs- und Erfahrungsperspektiven </text:span><text:span text:style-name="T2">angemessen zu kommunizieren.</text:span></text:p>
                  </text:list-item>
                  <text:list-item>
                    <text:p><text:span text:style-name="T2">Handeln in einer bürgerlichen Gesellschaft als <text:s/></text:span><text:span text:style-name="T2">verantwortungs-beladenes </text:span><text:span text:style-name="T3">privates</text:span><text:span text:style-name="T2"> Handeln, in dem Folgen </text:span><text:span text:style-name="T2">von Handeln privat zugeordnet werden, als kulturelle </text:span><text:span text:style-name="T2">Errungenschaft.</text:span></text:p>
                    <text:list>
                      <text:list-item>
                        <text:p><text:span text:style-name="T2">Vertragsfähigkeit, Schuldfähigkeit, Eigentum und </text:span><text:span text:style-name="T2">historisch entstandene institutionalisierte Formen und </text:span><text:span text:style-name="T2">Balancen.</text:span></text:p>
                      </text:list-item>
                    </text:list>
                  </text:list-item>
                  <text:list-item>
                    <text:p><text:span text:style-name="T2">Neue Balance zwischen beiden Perspektiven erforderlich.</text:span></text:p>
                    <text:list>
                      <text:list-item>
                        <text:p><text:span text:style-name="T2">Im bürgerlichen Kontext bedeutet das vor allem </text:span><text:span text:style-name="T2">Readjustierung der rechtsförmigen Verfasstheit.</text:span></text:p>
                      </text:list-item>
                    </text:list>
                  </text:list-item>
                </text:list>
                <text:p><text:span text:style-name="T2"/></text:p>
              </text:list-item>
            </text:list>
          </draw:text-box>
        </draw:frame>
        <draw:custom-shape draw:style-name="gr1" draw:text-style-name="P6" draw:layer="layout" svg:width="9.515cm" svg:height="1.277cm" svg:x="0.527cm" svg:y="0.088cm">
          <text:p text:style-name="P5"><text:span text:style-name="T4">Technik und Kultur</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5" presentation:class="page"/>
          <draw:frame presentation:style-name="pr2" draw:text-style-name="P7" draw:layer="layout" svg:width="13.591cm" svg:height="12.252cm" svg:x="2.464cm" svg:y="12.934cm" presentation:class="notes" presentation:placeholder="true">
            <draw:text-box/>
          </draw:frame>
        </presentation:notes>
      </draw:page>
      <draw:page draw:name="page6" draw:style-name="dp1" draw:master-page-name="Standard" presentation:presentation-page-layout-name="AL1T1" presentation:use-footer-name="ftr1">
        <office:forms form:automatic-focus="false" form:apply-design-mode="false"/>
        <draw:custom-shape draw:style-name="gr1" draw:text-style-name="P6" draw:layer="layout" svg:width="12.453cm" svg:height="1.277cm" svg:x="0.855cm" svg:y="0.288cm">
          <text:p text:style-name="P5"><text:span text:style-name="T4">Information und Sprache</text:span></text:p>
          <draw:enhanced-geometry svg:viewBox="0 0 21600 21600" draw:type="mso-spt202" draw:enhanced-path="M 0 0 L 21600 0 21600 21600 0 21600 0 0 Z N"/>
        </draw:custom-shape>
        <draw:custom-shape draw:style-name="gr3" draw:text-style-name="P11" draw:layer="layout" svg:width="23.2cm" svg:height="14.986cm" svg:x="1.2cm" svg:y="2.7cm">
          <text:p text:style-name="P9"><text:span text:style-name="T8">Linguistik</text:span></text:p>
          <text:p text:style-name="P9"><text:span text:style-name="T9"/></text:p>
          <text:p text:style-name="P10"><text:span text:style-name="T9">Es geht offensichtlich um sprachlich (computer-sprachlich) vermittelte Prozesse. Wie geht Sprache? </text:span></text:p>
          <text:p text:style-name="P10"><text:span text:style-name="T9">Was sagt dazu die Linguistik?</text:span></text:p>
          <text:p text:style-name="P10"><text:span text:style-name="T9"/></text:p>
          <text:p text:style-name="P10"><text:span text:style-name="T10"><text:a xlink:href="http://de.wikipedia.org/wiki/Sprachsystem" xlink:type="simple">http://de.wikipedia.org/wiki/Sprachsystem</text:a></text:span><text:span text:style-name="T10"><text:s/></text:span></text:p>
          <text:p text:style-name="P10"><text:span text:style-name="T10"/></text:p>
          <text:p text:style-name="P10"><text:span text:style-name="T10">Die Vorstellung davon, wie das </text:span><text:span text:style-name="T11">Sprachsystem</text:span><text:span text:style-name="T10"> aufgebaut ist, hängt davon ab, welcher Sprach- oder Grammatiktheorie man anhängt. Sicher kann man aber folgende Annahmen über die Bestandteile des Sprachsystems machen: </text:span></text:p>
          <text:list text:style-name="L3">
            <text:list-item>
              <text:p text:style-name="P10"><text:span text:style-name="T10">Es gibt </text:span><text:span text:style-name="T11">sprachliche Einheiten, die hierarchisch organisiert sind</text:span><text:span text:style-name="T10"> und von den kleinsten Einheiten, den Lauten, über die Phoneme, Morpheme, Wörter, Satzglieder, Teilsätze bis zu den Texten und womöglich bis zu den Diskursen reichen.</text:span></text:p>
            </text:list-item>
            <text:list-item>
              <text:p text:style-name="P10"><text:span text:style-name="T10">In dieser Hierarchie haben die Einheiten von den Morphemen an </text:span><text:span text:style-name="T11">zusätzlich zu ihrer Form noch eine</text:span><text:span text:style-name="T10"> grammatische oder lexikalische </text:span><text:span text:style-name="T11">Bedeutung</text:span><text:span text:style-name="T10">. </text:span></text:p>
            </text:list-item>
            <text:list-item>
              <text:p text:style-name="P10"><text:span text:style-name="T10">Auf jeder Ebene der Hierarchie gibt es </text:span><text:span text:style-name="T11">Regeln</text:span><text:span text:style-name="T10">, die bestimmen, welche Stellungen und Kombinationen von Einheiten erlaubt sind und welche nicht. Dies gilt sowohl für die sprachlichen Formen als auch für ihre Bedeutungen.</text:span></text:p>
            </text:list-item>
          </text:list>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6" presentation:class="page"/>
          <draw:frame presentation:style-name="pr2" draw:text-style-name="P7" draw:layer="layout" svg:width="13.591cm" svg:height="12.252cm" svg:x="2.464cm" svg:y="12.934cm" presentation:class="notes" presentation:placeholder="true">
            <draw:text-box/>
          </draw:frame>
        </presentation:notes>
      </draw:page>
      <draw:page draw:name="page7" draw:style-name="dp1" draw:master-page-name="Standard" presentation:presentation-page-layout-name="AL1T1" presentation:use-footer-name="ftr1">
        <office:forms form:automatic-focus="false" form:apply-design-mode="false"/>
        <draw:custom-shape draw:style-name="gr3" draw:text-style-name="P11" draw:layer="layout" svg:width="23.6cm" svg:height="13.122cm" svg:x="1.2cm" svg:y="2.7cm">
          <text:p text:style-name="P9"><text:span text:style-name="T8">Linguistik</text:span></text:p>
          <text:p text:style-name="P9"><text:span text:style-name="T9"/></text:p>
          <text:p text:style-name="P10"><text:span text:style-name="T10"><text:a xlink:href="http://www.christianlehmann.eu/ling/lg_system/index.html" xlink:type="simple">http://www.christianlehmann.eu/ling/lg_system/index.html</text:a></text:span><text:span text:style-name="T10"><text:s/></text:span></text:p>
          <text:p text:style-name="P10"><text:span text:style-name="T10"/></text:p>
          <text:p text:style-name="P10"><text:span text:style-name="T12">Formative und signifikative Subsysteme</text:span></text:p>
          <text:p text:style-name="P10"><text:span text:style-name="T13"/></text:p>
          <text:p text:style-name="P10"><text:span text:style-name="T10">Das Sprachsystem setzt Gedanken zu Lauten in Beziehung. Diese Assoziation ist jedoch in mehrfacher Hinsicht indirekt: Ein Sprachsystem kann nicht Gedanken … und auch nicht Laute …, sondern nur sprachliche Einheiten miteinander assoziieren. Das sind einerseits </text:span><text:span text:style-name="T11">Significata</text:span><text:span text:style-name="T10"> und andererseits </text:span><text:span text:style-name="T11">Significantia</text:span><text:span text:style-name="T10">. Daher enthält das Sprachsystem </text:span><text:span text:style-name="T11">zwei formative Subsysteme</text:span><text:span text:style-name="T10">: </text:span></text:p>
          <text:p text:style-name="P10"><text:span text:style-name="T10"><text:s text:c="8"/></text:span><text:span text:style-name="T10">In der </text:span><text:span text:style-name="T11">Semantik</text:span><text:span text:style-name="T10"> wird der Gedanke zu einem Significatum geformt.</text:span></text:p>
          <text:p text:style-name="P10"><text:span text:style-name="T10"><text:s text:c="8"/></text:span><text:span text:style-name="T10">In der </text:span><text:span text:style-name="T11">Phonologie</text:span><text:span text:style-name="T10"> wird der Laut zu einem Significans geformt.</text:span></text:p>
          <text:p text:style-name="P10"><text:span text:style-name="T10">Neben diesen formativen Subsystemen steht das </text:span><text:span text:style-name="T11">signifikative Subsystem,</text:span><text:span text:style-name="T10"> welches Significantia und Significata aufeinander abbildet und also </text:span><text:span text:style-name="T11">Sprachzeichen </text:span><text:span text:style-name="T10">schafft. … zerfällt in zwei Subsysteme: </text:span></text:p>
          <text:p text:style-name="P10"><text:span text:style-name="T10"><text:s text:c="8"/></text:span><text:span text:style-name="T10">Im </text:span><text:span text:style-name="T11">Lexikon </text:span><text:span text:style-name="T10">werden fertige signifikative Einheiten gespeichert.</text:span></text:p>
          <text:p text:style-name="P10"><text:span text:style-name="T10"><text:s text:c="8"/></text:span><text:span text:style-name="T10">In der </text:span><text:span text:style-name="T11">Grammatik </text:span><text:span text:style-name="T10">werden neue signifikative Einheiten gebildet.</text:span></text:p>
          <draw:enhanced-geometry svg:viewBox="0 0 21600 21600" draw:type="mso-spt202" draw:enhanced-path="M 0 0 L 21600 0 21600 21600 0 21600 0 0 Z N"/>
        </draw:custom-shape>
        <draw:custom-shape draw:style-name="gr1" draw:text-style-name="P6" draw:layer="layout" svg:width="12.453cm" svg:height="1.277cm" svg:x="0.877cm" svg:y="0.392cm">
          <text:p text:style-name="P5"><text:span text:style-name="T4">Information und Sprache</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7" presentation:class="page"/>
          <draw:frame presentation:style-name="pr2" draw:text-style-name="P7" draw:layer="layout" svg:width="13.591cm" svg:height="12.252cm" svg:x="2.464cm" svg:y="12.934cm" presentation:class="notes" presentation:placeholder="true">
            <draw:text-box/>
          </draw:frame>
        </presentation:notes>
      </draw:page>
      <draw:page draw:name="page8" draw:style-name="dp1" draw:master-page-name="Standard" presentation:presentation-page-layout-name="AL1T1" presentation:use-footer-name="ftr1">
        <office:forms form:automatic-focus="false" form:apply-design-mode="false"/>
        <draw:custom-shape draw:style-name="gr3" draw:text-style-name="P11" draw:layer="layout" svg:width="23.2cm" svg:height="15.159cm" svg:x="1.2cm" svg:y="2.6cm">
          <text:p text:style-name="P9"><text:span text:style-name="T8">Information – ein neues Phlogiston? </text:span></text:p>
          <text:p text:style-name="P9"><text:span text:style-name="T9"/></text:p>
          <text:list text:style-name="L3">
            <text:list-item>
              <text:p text:style-name="P10"><text:span text:style-name="T9">Inflationärer Gebrauch des Informationsbegriffs.</text:span></text:p>
            </text:list-item>
          </text:list>
          <text:list text:style-name="L4">
            <text:list-item>
              <text:list>
                <text:list-item>
                  <text:p text:style-name="P10"><text:span text:style-name="T13">Günter Ropohl erinnert sich der Zeiten, als über einem Schalter am Bahnhof noch „Auskunft“ stand. (Quelle: Klemm 2003) </text:span></text:p>
                </text:list-item>
              </text:list>
            </text:list-item>
          </text:list>
          <text:list text:style-name="L3">
            <text:list-item>
              <text:list>
                <text:list-item>
                  <text:list>
                    <text:list-item>
                      <text:list>
                        <text:list-item>
                          <text:list>
                            <text:list-item>
                              <text:p text:style-name="P10"><text:span text:style-name="T9">Die Informatiker bleiben bei einem ontologisierenden (und letztlich dinglichen) Informationsbegriff stehen. </text:span></text:p>
                            </text:list-item>
                          </text:list>
                        </text:list-item>
                      </text:list>
                    </text:list-item>
                  </text:list>
                </text:list-item>
              </text:list>
            </text:list-item>
            <text:list-item>
              <text:p text:style-name="P10"><text:span text:style-name="T9">Die Linguisten reden über Sprachpraxen. </text:span></text:p>
            </text:list-item>
          </text:list>
          <text:list text:style-name="L4">
            <text:list-item>
              <text:p text:style-name="P10"><text:span text:style-name="T9">Eine (weitere) kritische Debatte Ende der 1990er Jahre </text:span></text:p>
              <text:list>
                <text:list-item>
                  <text:p text:style-name="P10"><text:span text:style-name="T13">Capurros Trilemma </text:span></text:p>
                </text:list-item>
                <text:list-item>
                  <text:p text:style-name="P10"><text:span text:style-name="T13">Trialog (Capurro, Fleissner, Hofkirchner): Is a unified theory of information feasible?</text:span></text:p>
                </text:list-item>
                <text:list-item>
                  <text:p text:style-name="P10"><text:span text:style-name="T13">Heinz Klemm (2003): „Ein großes Elend“ (im Ordner des Kurses)</text:span></text:p>
                </text:list-item>
                <text:list-item>
                  <text:p text:style-name="P10"><text:span text:style-name="T13">Peter Janich: Informationsbegriff muss zwingend auf gelingende menschliche Kommunikation zurückgeführt werden. </text:span></text:p>
                  <text:list>
                    <text:list-item>
                      <text:p text:style-name="P10"><text:span text:style-name="T10">„</text:span><text:span text:style-name="T10">Grundlegend für gelingende Aufforderungspraxen ist jedoch, dass durch sie eine für die beteiligten Personen gelingende Verbindung der (sprachlichen) Handlung des Aufforderns und der (gegebenenfalls nicht-sprachlichen) Handlung des Befolgens stattfindet." (Janich 1998) </text:span></text:p>
                    </text:list-item>
                  </text:list>
                </text:list-item>
              </text:list>
            </text:list-item>
          </text:list>
          <draw:enhanced-geometry svg:viewBox="0 0 21600 21600" draw:type="mso-spt202" draw:enhanced-path="M 0 0 L 21600 0 21600 21600 0 21600 0 0 Z N"/>
        </draw:custom-shape>
        <draw:custom-shape draw:style-name="gr1" draw:text-style-name="P6" draw:layer="layout" svg:width="12.453cm" svg:height="1.277cm" svg:x="0.877cm" svg:y="0.392cm">
          <text:p text:style-name="P5"><text:span text:style-name="T4">Information und Sprache</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8" presentation:class="page"/>
          <draw:frame presentation:style-name="pr2" draw:text-style-name="P7" draw:layer="layout" svg:width="13.591cm" svg:height="12.252cm" svg:x="2.464cm" svg:y="12.934cm" presentation:class="notes" presentation:placeholder="true">
            <draw:text-box/>
          </draw:frame>
        </presentation:notes>
      </draw:page>
      <draw:page draw:name="page9" draw:style-name="dp1" draw:master-page-name="Standard" presentation:presentation-page-layout-name="AL1T1" presentation:use-footer-name="ftr1">
        <office:forms form:automatic-focus="false" form:apply-design-mode="false"/>
        <draw:custom-shape draw:style-name="gr3" draw:text-style-name="P11" draw:layer="layout" svg:width="23.2cm" svg:height="15.078cm" svg:x="1.2cm" svg:y="2.6cm">
          <text:p text:style-name="P9"><text:span text:style-name="T8">Information – ein neues Phlogiston? </text:span></text:p>
          <text:p text:style-name="P9"><text:span text:style-name="T9"/></text:p>
          <text:p text:style-name="P10"><text:span text:style-name="T13">Raphael Capurro: </text:span></text:p>
          <text:list text:style-name="L4">
            <text:list-item>
              <text:p text:style-name="P10"><text:span text:style-name="T13">Was ich kritisiere ist die Vorstellung, durch den reduktionistischen Informationsbegriff hätte man </text:span><text:span text:style-name="T12">eine Art Phlogiston</text:span><text:span text:style-name="T13">: man kommt durch die verschiedenen Ebenen – Aristoteles nannte diesen logischen Fehler </text:span><text:span text:style-name="T14">metabis eis allo genos</text:span><text:span text:style-name="T13"> – und glaubt damit z.B. wie aus Materie Leben entsteht besser erklären zu können. Damit sind wir nicht weit von der Verwendung des Formbegriffs – </text:span><text:span text:style-name="T14">informatio </text:span><text:span text:style-name="T13">geht ursprünglich auf </text:span><text:span text:style-name="T14">forma</text:span><text:span text:style-name="T13"> und </text:span><text:span text:style-name="T14">eidos</text:span><text:span text:style-name="T13"> zurück – in Bezug auf Materie, Leben, Seele usw. Wir hätten mit einer neuen oder alten Form von Metaphysik zu tun.</text:span></text:p>
            </text:list-item>
          </text:list>
          <text:p text:style-name="P10"><text:span text:style-name="T13"/></text:p>
          <text:p text:style-name="P10"><text:span text:style-name="T15">Problem einmal mehr: Wo bleibt der Mensch als </text:span><text:span text:style-name="T16">handelndes </text:span><text:span text:style-name="T15">Subjekt? </text:span></text:p>
          <text:p text:style-name="P10"><text:span text:style-name="T13"/></text:p>
          <text:p text:style-name="P10"><text:span text:style-name="T13">Klaus Fuchs-Kittowski bereits in den 1980er Jahren: „Das Konzept der </text:span><text:span text:style-name="T14">Einheit von Selbstorganisation und Informationsentstehung</text:span><text:span text:style-name="T13"> – Der </text:span><text:span text:style-name="T14">Informationsverarbeitungsansatz</text:span><text:span text:style-name="T13"> vernachlässigt die </text:span><text:span text:style-name="T14">Bedeutungsbildung</text:span><text:span text:style-name="T13"> im Lebensprozess“</text:span></text:p>
          <draw:enhanced-geometry svg:viewBox="0 0 21600 21600" draw:type="mso-spt202" draw:enhanced-path="M 0 0 L 21600 0 21600 21600 0 21600 0 0 Z N"/>
        </draw:custom-shape>
        <draw:custom-shape draw:style-name="gr1" draw:text-style-name="P6" draw:layer="layout" svg:width="12.453cm" svg:height="1.277cm" svg:x="0.877cm" svg:y="0.392cm">
          <text:p text:style-name="P5"><text:span text:style-name="T4">Information und Sprache</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9" presentation:class="page"/>
          <draw:frame presentation:style-name="pr2" draw:text-style-name="P7" draw:layer="layout" svg:width="13.591cm" svg:height="12.252cm" svg:x="2.464cm" svg:y="12.934cm" presentation:class="notes" presentation:placeholder="true">
            <draw:text-box/>
          </draw:frame>
        </presentation:notes>
      </draw:page>
      <draw:page draw:name="page10" draw:style-name="dp1" draw:master-page-name="Standard" presentation:presentation-page-layout-name="AL1T1" presentation:use-footer-name="ftr1">
        <office:forms form:automatic-focus="false" form:apply-design-mode="false"/>
        <draw:custom-shape draw:style-name="gr1" draw:text-style-name="P6" draw:layer="layout" svg:width="9.443cm" svg:height="1.277cm" svg:x="1.057cm" svg:y="0.288cm">
          <text:p text:style-name="P5"><text:span text:style-name="T4">Zusammenfassung</text:span></text:p>
          <draw:enhanced-geometry svg:viewBox="0 0 21600 21600" draw:type="mso-spt202" draw:enhanced-path="M 0 0 L 21600 0 21600 21600 0 21600 0 0 Z N"/>
        </draw:custom-shape>
        <draw:custom-shape draw:style-name="gr3" draw:text-style-name="P14" draw:layer="layout" svg:width="23.2cm" svg:height="14.877cm" svg:x="1.2cm" svg:y="2.7cm">
          <text:p text:style-name="P12"><text:span text:style-name="T8">Zusammenfassung</text:span></text:p>
          <text:list text:style-name="L4">
            <text:list-item>
              <text:p text:style-name="P13"><text:span text:style-name="T9">Ausgangspunkt: RDF – was passiert dort und überhaupt im Internet? </text:span></text:p>
              <text:list>
                <text:list-item>
                  <text:p text:style-name="P13"><text:span text:style-name="T13">Digitale Form des Storytellings.</text:span></text:p>
                </text:list-item>
                <text:list-item>
                  <text:p text:style-name="P13"><text:span text:style-name="T13">Storytelling begleitet unser </text:span><text:span text:style-name="T14">kooperatives Handeln</text:span><text:span text:style-name="T13">. Kooperatives Handeln ist überhaupt nur in einem solchen interpersonell sprachlich vermittelten Kontext möglich.</text:span></text:p>
                  <text:p text:style-name="P13"><text:span text:style-name="T13">Frage (1): </text:span><text:span text:style-name="T14">Was </text:span><text:span text:style-name="T13">wird hier sprachlich vermittelt? </text:span></text:p>
                </text:list-item>
                <text:list-item>
                  <text:p text:style-name="P13"><text:span text:style-name="T13">Aber: Storytelling reduziert sich nicht auf seine </text:span><text:span text:style-name="T14">kommunikative</text:span><text:span text:style-name="T13"> Funktion, sondern hat auch eine </text:span><text:span text:style-name="T14">reflexive</text:span><text:span text:style-name="T13"> Bedeutung. </text:span></text:p>
                  <text:p text:style-name="P13"><text:span text:style-name="T13">Frage (2): Wie geht </text:span><text:span text:style-name="T14">Theoriebildung</text:span><text:span text:style-name="T13"> auf einem solchen empiri-schen Hintergrund?</text:span></text:p>
                </text:list-item>
                <text:list-item>
                  <text:p text:style-name="P13"><text:span text:style-name="T13">Spannungsbogen </text:span><text:span text:style-name="T16">Begründete Erwartungen → Welt veränderndes Handeln → Erfahrene Ergebnisse</text:span></text:p>
                  <text:list>
                    <text:list-item>
                      <text:p text:style-name="P13"><text:span text:style-name="T15">Dieser Spannungsbogen ist interpersonell nur sprachlich und </text:span><text:span text:style-name="T16">nur in konkreten Kontexten </text:span><text:span text:style-name="T15">auszuloten. <text:s/></text:span></text:p>
                    </text:list-item>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10" presentation:class="page"/>
          <draw:frame presentation:style-name="pr2" draw:text-style-name="P7" draw:layer="layout" svg:width="13.591cm" svg:height="12.252cm" svg:x="2.464cm" svg:y="12.934cm" presentation:class="notes" presentation:placeholder="true">
            <draw:text-box/>
          </draw:frame>
        </presentation:notes>
      </draw:page>
      <draw:page draw:name="page11" draw:style-name="dp1" draw:master-page-name="Standard" presentation:presentation-page-layout-name="AL1T1" presentation:use-footer-name="ftr1">
        <office:forms form:automatic-focus="false" form:apply-design-mode="false"/>
        <draw:custom-shape draw:style-name="gr1" draw:text-style-name="P6" draw:layer="layout" svg:width="9.443cm" svg:height="1.277cm" svg:x="1.157cm" svg:y="0.288cm">
          <text:p text:style-name="P5"><text:span text:style-name="T4">Zusammenfassung</text:span></text:p>
          <draw:enhanced-geometry svg:viewBox="0 0 21600 21600" draw:type="mso-spt202" draw:enhanced-path="M 0 0 L 21600 0 21600 21600 0 21600 0 0 Z N"/>
        </draw:custom-shape>
        <draw:custom-shape draw:style-name="gr3" draw:text-style-name="P14" draw:layer="layout" svg:width="23.2cm" svg:height="13.268cm" svg:x="1.2cm" svg:y="2.7cm">
          <text:p text:style-name="P12"><text:span text:style-name="T8">Zusammenfassung</text:span></text:p>
          <text:list text:style-name="L4">
            <text:list-item>
              <text:p text:style-name="P13"><text:span text:style-name="T9">Wozu kooperativ handeln? „Die Welt verändern“.</text:span></text:p>
              <text:list>
                <text:list-item>
                  <text:p text:style-name="P13"><text:span text:style-name="T15">Wie aber eine Welt ändern, die sich selbst auch dauernd ändert? Wie mit der Vielfalt und Widersprüchlichkeit der Veränderungs-wünsche umgehen? </text:span></text:p>
                </text:list-item>
                <text:list-item>
                  <text:p text:style-name="P13"><text:span text:style-name="T15">Ansatz „Einfluss auf die Veränderung der Welt nehmen“.</text:span></text:p>
                  <text:list>
                    <text:list-item>
                      <text:p text:style-name="P13"><text:span text:style-name="T15">„</text:span><text:span text:style-name="T15">Machen“ ist hier eingebettet, dem vorgängig ist die Lebens-realität. Nur aus dieser sind begründete Erwartungen ableitbar. </text:span></text:p>
                    </text:list-item>
                    <text:list-item>
                      <text:p text:style-name="P13"><text:span text:style-name="T15">Erfahrung: </text:span><text:span text:style-name="T16">Praktischer </text:span><text:span text:style-name="T15">Einfluss ist (heute) nur durch Einsatz von angemessenem Verfahrenswissen und -können möglich. </text:span></text:p>
                    </text:list-item>
                  </text:list>
                </text:list-item>
                <text:list-item>
                  <text:p text:style-name="P13"><text:span text:style-name="T15">Wozu aber Kooperation?</text:span></text:p>
                  <text:list>
                    <text:list-item>
                      <text:p text:style-name="P13"><text:span text:style-name="T15">Kooperatives Handeln ist handlungsmächtiger als vereinzeltes Handeln, da es synergetische Effekte ermöglicht. </text:span></text:p>
                    </text:list-item>
                    <text:list-item>
                      <text:p text:style-name="P13"><text:span text:style-name="T15">Das Ganze ist mehr als die Summe seiner Teile. </text:span></text:p>
                    </text:list-item>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11" presentation:class="page"/>
          <draw:frame presentation:style-name="pr2" draw:text-style-name="P7" draw:layer="layout" svg:width="13.591cm" svg:height="12.252cm" svg:x="2.464cm" svg:y="12.934cm" presentation:class="notes" presentation:placeholder="true">
            <draw:text-box/>
          </draw:frame>
        </presentation:notes>
      </draw:page>
      <draw:page draw:name="page12" draw:style-name="dp1" draw:master-page-name="Standard" presentation:presentation-page-layout-name="AL1T1" presentation:use-footer-name="ftr1">
        <office:forms form:automatic-focus="false" form:apply-design-mode="false"/>
        <draw:custom-shape draw:style-name="gr1" draw:text-style-name="P6" draw:layer="layout" svg:width="9.443cm" svg:height="1.277cm" svg:x="1.157cm" svg:y="0.288cm">
          <text:p text:style-name="P5"><text:span text:style-name="T4">Zusammenfassung</text:span></text:p>
          <draw:enhanced-geometry svg:viewBox="0 0 21600 21600" draw:type="mso-spt202" draw:enhanced-path="M 0 0 L 21600 0 21600 21600 0 21600 0 0 Z N"/>
        </draw:custom-shape>
        <draw:custom-shape draw:style-name="gr3" draw:text-style-name="P14" draw:layer="layout" svg:width="23.2cm" svg:height="14.932cm" svg:x="1.2cm" svg:y="2.7cm">
          <text:p text:style-name="P12"><text:span text:style-name="T8">Zusammenfassung</text:span></text:p>
          <text:list text:style-name="L4">
            <text:list-item>
              <text:p text:style-name="P13"><text:span text:style-name="T17">Kooperatives Handeln ist überhaupt erst in einem </text:span><text:span text:style-name="T18">gemein-samen Bedeutungskontext </text:span><text:span text:style-name="T17">möglich.</text:span></text:p>
              <text:list>
                <text:list-item>
                  <text:p text:style-name="P13"><text:span text:style-name="T15">Erfahrung: </text:span><text:span text:style-name="T16">Verstehen</text:span><text:span text:style-name="T15"> von Sprache setzt einerseits einen gemein-samen Bedeutungskontext voraus, schreibt diesen andererseits aber auch fort. </text:span></text:p>
                </text:list-item>
                <text:list-item>
                  <text:p text:style-name="P13"><text:span text:style-name="T15">Dieser Bedeutungskontext äußert sich vor allem im </text:span><text:span text:style-name="T16">sozialen Gebrauch gemeinsamer Begrifflichkeiten im gemeinsamen Tun</text:span><text:span text:style-name="T15">. </text:span></text:p>
                  <text:p text:style-name="P13"><text:span text:style-name="T15">Frage (3): Wie kann das selbst sprachlich gefasst werden? <text:s/></text:span></text:p>
                </text:list-item>
              </text:list>
            </text:list-item>
            <text:list-item>
              <text:p text:style-name="P13"><text:span text:style-name="T17">Erfahrung: Stabilisierung solcher Bedeutungkontexte durch </text:span><text:span text:style-name="T18">Institutionalisierung</text:span><text:span text:style-name="T17">. Bedeutungen binden sich an soziale Praxen als spezifische Interaktion von Logos und Telos. </text:span></text:p>
              <text:list>
                <text:list-item>
                  <text:p text:style-name="P13"><text:span text:style-name="T16">Praktisch Bewährtes</text:span><text:span text:style-name="T15"> wird als </text:span><text:span text:style-name="T16">Verfahrenswissen</text:span><text:span text:style-name="T15"> und damit Technik sozial befestigt als </text:span><text:span text:style-name="T16">bewährte Praxen</text:span><text:span text:style-name="T15">. </text:span></text:p>
                </text:list-item>
                <text:list-item>
                  <text:p text:style-name="P13"><text:span text:style-name="T15">Frage (4): Wie ist in diesem Zusammenhang ein Begriff </text:span><text:span text:style-name="T16">Wissen </text:span><text:span text:style-name="T19">zu fassen?</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12" presentation:class="page"/>
          <draw:frame presentation:style-name="pr2" draw:text-style-name="P7" draw:layer="layout" svg:width="13.591cm" svg:height="12.252cm" svg:x="2.464cm" svg:y="12.934cm" presentation:class="notes" presentation:placeholder="true">
            <draw:text-box/>
          </draw:frame>
        </presentation:notes>
      </draw:page>
      <draw:page draw:name="page13" draw:style-name="dp1" draw:master-page-name="Standard" presentation:presentation-page-layout-name="AL1T1" presentation:use-footer-name="ftr1">
        <office:forms form:automatic-focus="false" form:apply-design-mode="false"/>
        <draw:custom-shape draw:style-name="gr1" draw:text-style-name="P6" draw:layer="layout" svg:width="9.443cm" svg:height="1.277cm" svg:x="1.257cm" svg:y="0.288cm">
          <text:p text:style-name="P5"><text:span text:style-name="T4">Zusammenfassung</text:span></text:p>
          <draw:enhanced-geometry svg:viewBox="0 0 21600 21600" draw:type="mso-spt202" draw:enhanced-path="M 0 0 L 21600 0 21600 21600 0 21600 0 0 Z N"/>
        </draw:custom-shape>
        <draw:custom-shape draw:style-name="gr3" draw:text-style-name="P14" draw:layer="layout" svg:width="23.6cm" svg:height="14.085cm" svg:x="1.2cm" svg:y="2.7cm">
          <text:p text:style-name="P12"><text:span text:style-name="T8">Zusammenfassung</text:span></text:p>
          <text:list text:style-name="L4">
            <text:list-item>
              <text:p text:style-name="P13"><text:span text:style-name="T17">Beobachtung: Derart institutionalisierte Bedeutungskontexte sind vielfältig verschachtelt und verzahnt.</text:span></text:p>
              <text:list>
                <text:list-item>
                  <text:p text:style-name="P13"><text:span text:style-name="T19">Erfahrung: Kooperation zwischen kooperativen Strukturen erfordert Übersetzungsleistungen zwischen Bedeutungskontexten.</text:span></text:p>
                  <text:list>
                    <text:list-item>
                      <text:p text:style-name="P13"><text:span text:style-name="T19">Das wird im Bereich semantischer Technologien heute noch kaum verstanden. </text:span></text:p>
                    </text:list-item>
                  </text:list>
                </text:list-item>
                <text:list-item>
                  <text:p text:style-name="P13"><text:span text:style-name="T19">Menschen gehen in kooperative Zusammenhänge nur mit Teilidentitäten ein → Rollenbegriff. </text:span></text:p>
                </text:list-item>
              </text:list>
            </text:list-item>
            <text:list-item>
              <text:p text:style-name="P13"><text:span text:style-name="T20">Kern aller vier Fragen: Wie geht eine derartige Institutionali-sierung von Bedeutungskontexten?</text:span></text:p>
              <text:list>
                <text:list-item>
                  <text:p text:style-name="P13"><text:span text:style-name="T19">Diese Frage hatten wir auch als ein Kernproblem semantischer Technologien identifiziert.</text:span></text:p>
                </text:list-item>
                <text:list-item>
                  <text:p text:style-name="P13"><text:span text:style-name="T19">Dazu gab es historisch in den letzten 150 Jahren verschiedene Zugänge</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13" presentation:class="page"/>
          <draw:frame presentation:style-name="pr2" draw:text-style-name="P7" draw:layer="layout" svg:width="13.591cm" svg:height="12.252cm" svg:x="2.464cm" svg:y="12.934cm" presentation:class="notes" presentation:placeholder="true">
            <draw:text-box/>
          </draw:frame>
        </presentation:notes>
      </draw:page>
      <draw:page draw:name="page14" draw:style-name="dp1" draw:master-page-name="Standard" presentation:presentation-page-layout-name="AL1T1" presentation:use-footer-name="ftr1">
        <office:forms form:automatic-focus="false" form:apply-design-mode="false"/>
        <draw:custom-shape draw:style-name="gr1" draw:text-style-name="P6" draw:layer="layout" svg:width="9.443cm" svg:height="1.277cm" svg:x="1.257cm" svg:y="0.288cm">
          <text:p text:style-name="P5"><text:span text:style-name="T4">Zusammenfassung</text:span></text:p>
          <draw:enhanced-geometry svg:viewBox="0 0 21600 21600" draw:type="mso-spt202" draw:enhanced-path="M 0 0 L 21600 0 21600 21600 0 21600 0 0 Z N"/>
        </draw:custom-shape>
        <draw:custom-shape draw:style-name="gr3" draw:text-style-name="P14" draw:layer="layout" svg:width="24.2cm" svg:height="15.657cm" svg:x="0.6cm" svg:y="2.5cm">
          <text:p text:style-name="P12"><text:span text:style-name="T8">Zusammenfassung</text:span></text:p>
          <text:list text:style-name="L4">
            <text:list-item>
              <text:list>
                <text:list-item>
                  <text:p text:style-name="P13"><text:span text:style-name="T19">Versuche einer allgemeinen Theorie von Sprache als universeller Theorie. </text:span></text:p>
                  <text:list>
                    <text:list-item>
                      <text:p text:style-name="P13"><text:span text:style-name="T21">Logischer Positivismus des Wiener Kreises (1920er Jahre).</text:span></text:p>
                    </text:list-item>
                    <text:list-item>
                      <text:p text:style-name="P13"><text:span text:style-name="T21">Syntax, Semantik, Pragmatik (Charles W. Morris, 1940)</text:span></text:p>
                    </text:list-item>
                    <text:list-item>
                      <text:p text:style-name="P13"><text:span text:style-name="T21">Weiterführung als Semiotik und Linguistik in den 1970er Jahren.</text:span></text:p>
                    </text:list-item>
                    <text:list-item>
                      <text:p text:style-name="P13"><text:span text:style-name="T21">Noam Chomsky und sein Ansatz einer Universalgrammatik.</text:span></text:p>
                    </text:list-item>
                  </text:list>
                </text:list-item>
                <text:list-item>
                  <text:p text:style-name="P13"><text:span text:style-name="T19">Parallel dazu seit 1920 zunehmende Bedeutung evolutionärer Zugänge: Diese Institutionalisierungen von Bedeutungskontexten sind hierarchisch vielschichtig und nur in ihrer historisch-kulturellen Entwicklung zu verstehen.</text:span></text:p>
                  <text:list>
                    <text:list-item>
                      <text:p text:style-name="P13"><text:span text:style-name="T21">Biosemantik: Fokus auf Koevolution von neuronaler Mustern und Evolutionsmustern von Bedeutungskontexten.</text:span></text:p>
                    </text:list-item>
                  </text:list>
                </text:list-item>
                <text:list-item>
                  <text:p text:style-name="P13"><text:span text:style-name="T19">Pragmatik: Begriffe entwickeln sich in deren interaktivem Gebrauch. (Jacob L. Mey: Pragmatics, 1993)</text:span></text:p>
                  <text:list>
                    <text:list-item>
                      <text:p text:style-name="P13"><text:span text:style-name="T21">Entwicklung von Begriffen kann nicht losgelöst von den Praxen ihrer Verwendung, insbesondere Urteilsformen und Urteilspraxen, verstanden werden. </text:span></text:p>
                    </text:list-item>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14" presentation:class="page"/>
          <draw:frame presentation:style-name="pr2" draw:text-style-name="P7" draw:layer="layout" svg:width="13.591cm" svg:height="12.252cm" svg:x="2.464cm" svg:y="12.934cm" presentation:class="notes" presentation:placeholder="true">
            <draw:text-box/>
          </draw:frame>
        </presentation:notes>
      </draw:page>
      <draw:page draw:name="page15" draw:style-name="dp1" draw:master-page-name="Standard" presentation:presentation-page-layout-name="AL1T1" presentation:use-footer-name="ftr1">
        <office:forms form:automatic-focus="false" form:apply-design-mode="false"/>
        <draw:custom-shape draw:style-name="gr4" draw:text-style-name="P6" draw:layer="layout" svg:width="8.219cm" svg:height="1.277cm" svg:x="0.969cm" svg:y="0.288cm">
          <text:p text:style-name="P5"><text:span text:style-name="T4">Was ist Wissen?</text:span></text:p>
          <draw:enhanced-geometry svg:viewBox="0 0 21600 21600" draw:type="mso-spt202" draw:enhanced-path="M 0 0 L 21600 0 21600 21600 0 21600 0 0 Z N"/>
        </draw:custom-shape>
        <draw:custom-shape draw:style-name="gr5" draw:text-style-name="P14" draw:layer="layout" svg:width="24.4cm" svg:height="14.188cm" svg:x="0.4cm" svg:y="2.7cm">
          <text:p text:style-name="P12"><text:span text:style-name="T8">Was ist Wissen?</text:span></text:p>
          <text:p text:style-name="P13"><text:span text:style-name="T20">Stabilisierung von Bedeutungkontexten durch Institutionalisie-rung:</text:span><text:span text:style-name="T18"> Praktisch Bewährtes</text:span><text:span text:style-name="T17"> wird als </text:span><text:span text:style-name="T18">Verfahrenswissen</text:span><text:span text:style-name="T17"> und damit Technik sozial befestigt in </text:span><text:span text:style-name="T18">bewährten Praxen</text:span><text:span text:style-name="T17">. </text:span></text:p>
          <text:p text:style-name="P13"><text:span text:style-name="T17">Wie ist in diesem Zusammenhang ein Begriff </text:span><text:span text:style-name="T18">Wissen </text:span><text:span text:style-name="T20">zu fassen? </text:span></text:p>
          <text:p text:style-name="P15"><text:span text:style-name="T22">Was ist Wissen? </text:span></text:p>
          <text:list text:style-name="L5">
            <text:list-item>
              <text:list>
                <text:list-item>
                  <text:p text:style-name="P15"><text:span text:style-name="T23">Einen kumulativen Begriff über den Ansatz einer Wissens-pyramide (Aamodt, Nygard 1995) hatte ich bereits früher als zu eng kritisiert.</text:span></text:p>
                </text:list-item>
                <text:list-item>
                  <text:p text:style-name="P15"><text:span text:style-name="T23">Die Debatte ist stark von der Akkumulationstheorie von Wissen der Linguistik der 1970er Jahre beeinflusst. </text:span></text:p>
                </text:list-item>
                <text:list-item>
                  <text:p text:style-name="P15"><text:span text:style-name="T23">Diese dinglichen Ansätze wurden in den Diskussionen um den Informationsbegriff um 2000 herum noch einmal sehr prominent vertreten.</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15" presentation:class="page"/>
          <draw:frame presentation:style-name="pr2" draw:text-style-name="P7" draw:layer="layout" svg:width="13.591cm" svg:height="12.252cm" svg:x="2.464cm" svg:y="12.934cm" presentation:class="notes" presentation:placeholder="true">
            <draw:text-box/>
          </draw:frame>
        </presentation:notes>
      </draw:page>
      <draw:page draw:name="page16" draw:style-name="dp1" draw:master-page-name="Standard" presentation:presentation-page-layout-name="AL1T1" presentation:use-footer-name="ftr1">
        <office:forms form:automatic-focus="false" form:apply-design-mode="false"/>
        <draw:custom-shape draw:style-name="gr1" draw:text-style-name="P6" draw:layer="layout" svg:width="8.219cm" svg:height="1.277cm" svg:x="1.175cm" svg:y="0.288cm">
          <text:p text:style-name="P5"><text:span text:style-name="T4">Was ist Wissen?</text:span></text:p>
          <draw:enhanced-geometry svg:viewBox="0 0 21600 21600" draw:type="mso-spt202" draw:enhanced-path="M 0 0 L 21600 0 21600 21600 0 21600 0 0 Z N"/>
        </draw:custom-shape>
        <draw:custom-shape draw:style-name="gr3" draw:text-style-name="P17" draw:layer="layout" svg:width="23.2cm" svg:height="14.045cm" svg:x="1.2cm" svg:y="2.6cm">
          <text:p text:style-name="P16"><text:span text:style-name="T24">Bisher</text:span></text:p>
          <text:list text:style-name="L6">
            <text:list-item>
              <text:p text:style-name="P15"><text:span text:style-name="T25">Storytelling als eine zentrale Aktivität im digitalen Zeitalter. </text:span></text:p>
            </text:list-item>
            <text:list-item>
              <text:p text:style-name="P15"><text:span text:style-name="T25">Storytelling ist an konkret-historische </text:span><text:span text:style-name="T26">Bedeutungs</text:span><text:span text:style-name="T25">kontexte gebunden.</text:span></text:p>
            </text:list-item>
            <text:list-item>
              <text:p text:style-name="P15"><text:span text:style-name="T25">Bedeutung </text:span><text:span text:style-name="T26">ist</text:span><text:span text:style-name="T25"> der </text:span><text:span text:style-name="T26">Gebrauch von Begriffen</text:span><text:span text:style-name="T25">.</text:span></text:p>
            </text:list-item>
            <text:list-item>
              <text:p text:style-name="P15"><text:span text:style-name="T25">Begriffe </text:span><text:span text:style-name="T26">sind</text:span><text:span text:style-name="T25"> eine Form kooperativer Praxen von Menschen und damit selbst konkret-historisch zu kontextualisieren.</text:span></text:p>
            </text:list-item>
            <text:list-item>
              <text:p text:style-name="P15"><text:span text:style-name="T25">Bürgerliche Gesellschaft → rechtsförmig verfasstes System, in dem sich die Akteure Folgen ihres Handelns individuell zuschreiben lassen müssen. Handeln ist damit eingebettet in das Fortschreiben interpersonaler </text:span><text:span text:style-name="T26">Begründungs</text:span><text:span text:style-name="T25">zusammenhänge und </text:span><text:span text:style-name="T26">Urteilspraxen</text:span><text:span text:style-name="T25">. <text:s/></text:span></text:p>
            </text:list-item>
          </text:list>
          <text:p text:style-name="P15"><text:span text:style-name="T25">Wir haben einen Wissensbegriff verworfen, der Wissen als eine dem menschlichen Handeln äußerliche und vorgängige epistemische Entität auffasst (Ansatz „Wissenspyramide“, kumulativer Wissensbegriff der Linguistik und Semiotik).</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16" presentation:class="page"/>
          <draw:frame presentation:style-name="pr2" draw:text-style-name="P7" draw:layer="layout" svg:width="13.591cm" svg:height="12.252cm" svg:x="2.464cm" svg:y="12.934cm" presentation:class="notes" presentation:placeholder="true">
            <draw:text-box/>
          </draw:frame>
        </presentation:notes>
      </draw:page>
      <draw:page draw:name="page17" draw:style-name="dp1" draw:master-page-name="Standard" presentation:presentation-page-layout-name="AL1T1" presentation:use-footer-name="ftr1">
        <office:forms form:automatic-focus="false" form:apply-design-mode="false"/>
        <draw:custom-shape draw:style-name="gr1" draw:text-style-name="P6" draw:layer="layout" svg:width="8.219cm" svg:height="1.277cm" svg:x="1.275cm" svg:y="0.288cm">
          <text:p text:style-name="P5"><text:span text:style-name="T4">Was ist Wissen?</text:span></text:p>
          <draw:enhanced-geometry svg:viewBox="0 0 21600 21600" draw:type="mso-spt202" draw:enhanced-path="M 0 0 L 21600 0 21600 21600 0 21600 0 0 Z N"/>
        </draw:custom-shape>
        <draw:custom-shape draw:style-name="gr3" draw:text-style-name="P17" draw:layer="layout" svg:width="23.4cm" svg:height="12.394cm" svg:x="0.8cm" svg:y="2.6cm">
          <text:p text:style-name="P16"><text:span text:style-name="T24">Was ist Wissen?</text:span></text:p>
          <text:p text:style-name="P15"><text:span text:style-name="T27"/></text:p>
          <text:p text:style-name="P15"><text:span text:style-name="T23">Weiterer Ansatz der Wissenssoziologie (Berger/Luckmann 1966) fasst einen Begriff von Wissen aus seinem sozialen Gebrauch heraus:</text:span></text:p>
          <text:list text:style-name="L6">
            <text:list-item>
              <text:p text:style-name="P15"><text:span text:style-name="T23">Wissen als die in einer Gesellschaft sozial objektivierten und deshalb legitimen </text:span><text:span text:style-name="T28">Sinndeutungen</text:span><text:span text:style-name="T23">.</text:span></text:p>
            </text:list-item>
            <text:list-item>
              <text:p text:style-name="P15"><text:span text:style-name="T29">Auch kritisch zu sehen, denn wie weit reicht ein solcher wissens-soziologischer Ansatz der Objektivierung und Befestigung subjektiv vorgeprägter Deutungen? </text:span></text:p>
            </text:list-item>
            <text:list-item>
              <text:p text:style-name="P15"><text:span text:style-name="T29">Wie geht dabei Stabilisierung und Institutionalisierung von Bedeutungskontexten? </text:span></text:p>
            </text:list-item>
          </text:list>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17" presentation:class="page"/>
          <draw:frame presentation:style-name="pr2" draw:text-style-name="P7" draw:layer="layout" svg:width="13.591cm" svg:height="12.252cm" svg:x="2.464cm" svg:y="12.934cm" presentation:class="notes" presentation:placeholder="true">
            <draw:text-box/>
          </draw:frame>
        </presentation:notes>
      </draw:page>
      <draw:page draw:name="page18" draw:style-name="dp1" draw:master-page-name="Standard" presentation:presentation-page-layout-name="AL1T1" presentation:use-footer-name="ftr1">
        <office:forms form:automatic-focus="false" form:apply-design-mode="false"/>
        <draw:custom-shape draw:style-name="gr1" draw:text-style-name="P6" draw:layer="layout" svg:width="8.219cm" svg:height="1.277cm" svg:x="0.869cm" svg:y="0.388cm">
          <text:p text:style-name="P5"><text:span text:style-name="T4">Was ist Wissen?</text:span></text:p>
          <draw:enhanced-geometry svg:viewBox="0 0 21600 21600" draw:type="mso-spt202" draw:enhanced-path="M 0 0 L 21600 0 21600 21600 0 21600 0 0 Z N"/>
        </draw:custom-shape>
        <draw:custom-shape draw:style-name="gr3" draw:text-style-name="P14" draw:layer="layout" svg:width="24.4cm" svg:height="15.132cm" svg:x="0.4cm" svg:y="2.782cm">
          <text:p text:style-name="P12"><text:span text:style-name="T8">Was ist Wissen?</text:span></text:p>
          <text:p text:style-name="P13"><text:span text:style-name="T20">Stabilisierung von Bedeutungkontexten durch Institutionalisierung:</text:span><text:span text:style-name="T18"> Praktisch Bewährtes</text:span><text:span text:style-name="T17"> wird als </text:span><text:span text:style-name="T18">Verfahrenswissen</text:span><text:span text:style-name="T17"> und damit Technik sozial befestigt in </text:span><text:span text:style-name="T18">bewährten Praxen</text:span><text:span text:style-name="T17">. </text:span></text:p>
          <text:p text:style-name="P15"><text:span text:style-name="T22">Welche Formen von Praxen sind dabei überhaupt relevant? </text:span></text:p>
          <text:list text:style-name="L6">
            <text:list-item>
              <text:p text:style-name="P15"><text:span text:style-name="T25">Großer Spannungsbogen: Allgemeinwissen – Spezialwissen – Kalküle – Können – Technik. </text:span></text:p>
            </text:list-item>
            <text:list-item>
              <text:p text:style-name="P15"><text:span text:style-name="T25">Erfahrung: Massive Entwertung von Wissen (ganzer Berufs-zweige) im Zuge technologischen Fortschritts spricht gegen ein kumulatives Bild von Wissen.</text:span></text:p>
            </text:list-item>
            <text:list-item>
              <text:p text:style-name="P15"><text:span text:style-name="T25">„</text:span><text:span text:style-name="T25">Big Data“ und „Digitalisierung der Welt“ erzeugen ein gegenteiliges Bild – Masse statt Klasse ist gefragt?</text:span></text:p>
              <text:list>
                <text:list-item>
                  <text:p text:style-name="P15"><text:span text:style-name="T25">Doch: Erfolgreiche semantische Projekte widmen sich der digitalen Rekonstruktion von Bedeutungskontexten, um diese für digitale Werkzeuge zugänglich zu machen. </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18" presentation:class="page"/>
          <draw:frame presentation:style-name="pr2" draw:text-style-name="P7" draw:layer="layout" svg:width="13.591cm" svg:height="12.252cm" svg:x="2.464cm" svg:y="12.934cm" presentation:class="notes" presentation:placeholder="true">
            <draw:text-box/>
          </draw:frame>
        </presentation:notes>
      </draw:page>
      <draw:page draw:name="page19" draw:style-name="dp1" draw:master-page-name="Standard" presentation:presentation-page-layout-name="AL1T1" presentation:use-footer-name="ftr1">
        <office:forms form:automatic-focus="false" form:apply-design-mode="false"/>
        <draw:custom-shape draw:style-name="gr1" draw:text-style-name="P6" draw:layer="layout" svg:width="8.219cm" svg:height="1.277cm" svg:x="1.275cm" svg:y="0.288cm">
          <text:p text:style-name="P5"><text:span text:style-name="T4">Was ist Wissen?</text:span></text:p>
          <draw:enhanced-geometry svg:viewBox="0 0 21600 21600" draw:type="mso-spt202" draw:enhanced-path="M 0 0 L 21600 0 21600 21600 0 21600 0 0 Z N"/>
        </draw:custom-shape>
        <draw:custom-shape draw:style-name="gr3" draw:text-style-name="P17" draw:layer="layout" svg:width="23.2cm" svg:height="14.388cm" svg:x="1.2cm" svg:y="2.6cm">
          <text:p text:style-name="P16"><text:span text:style-name="T24">Was ist Wissen?</text:span></text:p>
          <text:p text:style-name="P15"><text:span text:style-name="T27"/></text:p>
          <text:p text:style-name="P15"><text:span text:style-name="T22">Deshalb Rückkehr zu den Wurzeln:</text:span></text:p>
          <text:list text:style-name="L6">
            <text:list-item>
              <text:p text:style-name="P15"><text:span text:style-name="T27">Wie geht Bedeutungsbildung im kooperativen Handeln in einem konkret-historischen (bürgerlichen) Kontext? </text:span></text:p>
            </text:list-item>
            <text:list-item>
              <text:p text:style-name="P15"><text:span text:style-name="T27">Wie ist das in das Wechselspiel verschiedener Formen, Aspekte und Anreize kooperativen Handelns einzuordnen? </text:span></text:p>
            </text:list-item>
          </text:list>
          <text:p text:style-name="P15"><text:span text:style-name="T27">Dies soll im Weiteren systemtheoretisch als Wechselwirkung zwischen Mikro- und Makroebene in einem kooperativen Kontext entwickelt werden. </text:span></text:p>
          <text:p text:style-name="P15"><text:span text:style-name="T27">Dazu sollen zunächst einige Ausgangspunkte aus den letzten Diskussionen in Vorlesung und Seminar aufgenommen und auf dem Hintergrund des Stands moderner Wissenschaft noch etwas weiter expliziert werden.</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19" presentation:class="page"/>
          <draw:frame presentation:style-name="pr2" draw:text-style-name="P7" draw:layer="layout" svg:width="13.591cm" svg:height="12.252cm" svg:x="2.464cm" svg:y="12.934cm" presentation:class="notes" presentation:placeholder="true">
            <draw:text-box/>
          </draw:frame>
        </presentation:notes>
      </draw:page>
      <draw:page draw:name="page20" draw:style-name="dp1" draw:master-page-name="Standard" presentation:presentation-page-layout-name="AL1T1" presentation:use-footer-name="ftr1">
        <office:forms form:automatic-focus="false" form:apply-design-mode="false"/>
        <draw:custom-shape draw:style-name="gr1" draw:text-style-name="P6" draw:layer="layout" svg:width="12.355cm" svg:height="2.293cm" svg:x="0.312cm" svg:y="-0.112cm">
          <text:p text:style-name="P5"><text:span text:style-name="T4">Prämissen einer Theorie </text:span><text:span text:style-name="T4"><text:line-break/></text:span><text:span text:style-name="T4">kooperativen Handelns</text:span></text:p>
          <draw:enhanced-geometry svg:viewBox="0 0 21600 21600" draw:type="mso-spt202" draw:enhanced-path="M 0 0 L 21600 0 21600 21600 0 21600 0 0 Z N"/>
        </draw:custom-shape>
        <draw:custom-shape draw:style-name="gr3" draw:text-style-name="P17" draw:layer="layout" svg:width="23.8cm" svg:height="14.535cm" svg:x="0.8cm" svg:y="2.588cm">
          <text:p text:style-name="P16"><text:span text:style-name="T24">Ausgangspunkte</text:span></text:p>
          <text:list text:style-name="L6">
            <text:list-item>
              <text:p text:style-name="P13"><text:span text:style-name="T27">Phänomen der Befestigung bewährter Strukturen durch „Musterbildung“, „Institutionalisierung“, „Bedeutungsbildung“.</text:span></text:p>
            </text:list-item>
            <text:list-item>
              <text:p text:style-name="P13"><text:span text:style-name="T27">Das ist aber nur eine Komplexität reduzierende Beschreibungsform (</text:span><text:span text:style-name="T30">Produktion von Fiktion</text:span><text:span text:style-name="T27">), denn</text:span></text:p>
              <text:list>
                <text:list-item>
                  <text:p text:style-name="P13"><text:span text:style-name="T27">Die Untersuchung der Dynamik der </text:span><text:span text:style-name="T30">Relationen </text:span><text:span text:style-name="T27">auf der Makroebene geht von relativer Konstanz der </text:span><text:span text:style-name="T30">Strukturen </text:span><text:span text:style-name="T27">auf der Mikroebene aus.</text:span></text:p>
                </text:list-item>
                <text:list-item>
                  <text:p text:style-name="P13"><text:span text:style-name="T27">„</text:span><text:span text:style-name="T27">Versklavungseffekt“: Makrostrukturen haben (als Kontext) stabilisierende Wirkung auf die Dynamik und damit die Stabilität der Strukturen auf der Mikroebene. <text:s/></text:span></text:p>
                </text:list-item>
                <text:list-item>
                  <text:p text:style-name="P13"><text:span text:style-name="T27">Mathematisch können heute Zwei-Skalen-Systeme zufriedenstellend beschrieben werden, führen aber zu völlig neuen Begrifflichkeiten wie „deterministisches Chaos“.</text:span></text:p>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20" presentation:class="page"/>
          <draw:frame presentation:style-name="pr2" draw:text-style-name="P7" draw:layer="layout" svg:width="13.591cm" svg:height="12.252cm" svg:x="2.464cm" svg:y="12.934cm" presentation:class="notes" presentation:placeholder="true">
            <draw:text-box/>
          </draw:frame>
        </presentation:notes>
      </draw:page>
      <draw:page draw:name="page21" draw:style-name="dp1" draw:master-page-name="Standard" presentation:presentation-page-layout-name="AL1T1" presentation:use-footer-name="ftr1">
        <office:forms form:automatic-focus="false" form:apply-design-mode="false"/>
        <draw:custom-shape draw:style-name="gr3" draw:text-style-name="P17" draw:layer="layout" svg:width="23.2cm" svg:height="14.935cm" svg:x="1.2cm" svg:y="2.7cm">
          <text:p text:style-name="P16"><text:span text:style-name="T31">Ausgangspunkt</text:span></text:p>
          <text:p text:style-name="P15"><text:span text:style-name="T27">Damit ergeben sich für eine systemtheoretische Betrachtung der Bedeutungsbildung im kooperativen Handeln </text:span><text:span text:style-name="T32">drei Betrachtungsebenen der Bedeutungsbildung:</text:span></text:p>
          <text:list text:style-name="L7">
            <text:list-item>
              <text:list>
                <text:list-item>
                  <text:p text:style-name="P15"><text:span text:style-name="T33">Mikroebene:</text:span><text:span text:style-name="T34"> Sinnliche, nicht-technische Erfahrungen, Instinkte. Ebene der privat erfahrenen biopsychosozialen Einbettung unseres Handelns in die Realität. </text:span></text:p>
                </text:list-item>
              </text:list>
            </text:list-item>
          </text:list>
          <text:list text:style-name="L8">
            <text:list-item>
              <text:list>
                <text:list-item>
                  <text:p text:style-name="P15"><text:span text:style-name="T33">Makroebene:</text:span><text:span text:style-name="T34"> Erwartungen und Erfahrungen auf einer interpersonalen Ebene im </text:span><text:span text:style-name="T30">Innenverhältnis</text:span><text:span text:style-name="T34"> des koopera-tiven Kontexts.</text:span></text:p>
                </text:list-item>
                <text:list-item>
                  <text:p text:style-name="P15"><text:span text:style-name="T33">Einbettung </text:span><text:span text:style-name="T35">in den </text:span><text:span text:style-name="T36">kulturellen Kontext</text:span><text:span text:style-name="T35"> der Genese von Verhältnissen, die „so sind, wie sie sind“, und der Beschrei-bungsformen dieser Verhältnisse als </text:span><text:span text:style-name="T36">Außenverhältnis</text:span><text:span text:style-name="T35">. </text:span></text:p>
                  <text:p text:style-name="P15"><text:span text:style-name="T35">Der Kulturbegriff soll an dieser Stelle vage bleiben. </text:span></text:p>
                </text:list-item>
              </text:list>
            </text:list-item>
          </text:list>
          <draw:enhanced-geometry svg:viewBox="0 0 21600 21600" draw:type="mso-spt202" draw:enhanced-path="M 0 0 L 21600 0 21600 21600 0 21600 0 0 Z N"/>
        </draw:custom-shape>
        <draw:custom-shape draw:style-name="gr1" draw:text-style-name="P6" draw:layer="layout" svg:width="12.355cm" svg:height="2.293cm" svg:x="0.296cm" svg:y="-0.008cm">
          <text:p text:style-name="P5"><text:span text:style-name="T4">Prämissen einer Theorie </text:span><text:span text:style-name="T4"><text:line-break/></text:span><text:span text:style-name="T4">kooperativen Handelns</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21" presentation:class="page"/>
          <draw:frame presentation:style-name="pr2" draw:text-style-name="P7" draw:layer="layout" svg:width="13.591cm" svg:height="12.252cm" svg:x="2.464cm" svg:y="12.934cm" presentation:class="notes" presentation:placeholder="true">
            <draw:text-box/>
          </draw:frame>
        </presentation:notes>
      </draw:page>
      <draw:page draw:name="page22" draw:style-name="dp1" draw:master-page-name="Standard" presentation:presentation-page-layout-name="AL1T1" presentation:use-footer-name="ftr1">
        <office:forms form:automatic-focus="false" form:apply-design-mode="false"/>
        <draw:custom-shape draw:style-name="gr3" draw:text-style-name="P17" draw:layer="layout" svg:width="23.2cm" svg:height="15.107cm" svg:x="1.2cm" svg:y="2.6cm">
          <text:p text:style-name="P16"><text:span text:style-name="T31">Ausgangspunkt</text:span></text:p>
          <text:p text:style-name="P15"><text:span text:style-name="T25">Die Betrachtungen konzentrieren sich dabei, wie in einem solchen Ansatz üblich, auf die Verzahnung der Dynamiken sowie von Struktur- und „Muster“-Bildungsprozessen auf der Mikro- und der Makroebene und damit auf die Dynamik eines </text:span><text:span text:style-name="T26">Innenverhältnisses</text:span><text:span text:style-name="T25">, das durch eine </text:span><text:span text:style-name="T26">Systemgrenze</text:span><text:span text:style-name="T25"> von einer </text:span><text:span text:style-name="T26">Außenwelt </text:span><text:span text:style-name="T25">abgegrenzt ist.</text:span></text:p>
          <text:p text:style-name="P15"><text:span text:style-name="T25">Dies ist ein </text:span><text:span text:style-name="T26">methodischer Ansatz einer Komplexitätsreduktion</text:span><text:span text:style-name="T25"> durch Aufteilen aller möglichen Relationen in drei Gruppen, </text:span></text:p>
          <text:list text:style-name="L6">
            <text:list-item>
              <text:list>
                <text:list-item>
                  <text:p text:style-name="P15"><text:span text:style-name="T25">die Relationen im Innenverhältnis – innere Relationen,</text:span></text:p>
                </text:list-item>
                <text:list-item>
                  <text:p text:style-name="P15"><text:span text:style-name="T25">die grenzüberschreitenden Relationen und</text:span></text:p>
                </text:list-item>
                <text:list-item>
                  <text:p text:style-name="P15"><text:span text:style-name="T25">die externen Relationen – äußere Relationen,</text:span></text:p>
                </text:list-item>
              </text:list>
            </text:list-item>
          </text:list>
          <text:p text:style-name="P15"><text:span text:style-name="T25">für die verschiedene Modi der Gestaltbarkeit im konkreten koopera-tiven Handeln postuliert werden. </text:span></text:p>
          <text:p text:style-name="P13"><text:span text:style-name="T37">Fokus der Betrachtung:</text:span><text:span text:style-name="T38"> Bedeutungskontexte entwickeln sich im Spannungsfeld von begründeten Erwartungen und erfahrenen Ergebnissen. </text:span></text:p>
          <draw:enhanced-geometry svg:viewBox="0 0 21600 21600" draw:type="mso-spt202" draw:enhanced-path="M 0 0 L 21600 0 21600 21600 0 21600 0 0 Z N"/>
        </draw:custom-shape>
        <draw:custom-shape draw:style-name="gr1" draw:text-style-name="P6" draw:layer="layout" svg:width="12.355cm" svg:height="2.293cm" svg:x="0.296cm" svg:y="-0.008cm">
          <text:p text:style-name="P5"><text:span text:style-name="T4">Prämissen einer Theorie </text:span><text:span text:style-name="T4"><text:line-break/></text:span><text:span text:style-name="T4">kooperativen Handelns</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22" presentation:class="page"/>
          <draw:frame presentation:style-name="pr2" draw:text-style-name="P7" draw:layer="layout" svg:width="13.591cm" svg:height="12.252cm" svg:x="2.464cm" svg:y="12.934cm" presentation:class="notes" presentation:placeholder="true">
            <draw:text-box/>
          </draw:frame>
        </presentation:notes>
      </draw:page>
      <draw:page draw:name="page23" draw:style-name="dp1" draw:master-page-name="Standard" presentation:presentation-page-layout-name="AL1T1" presentation:use-footer-name="ftr1">
        <office:forms form:automatic-focus="false" form:apply-design-mode="false"/>
        <draw:custom-shape draw:style-name="gr3" draw:text-style-name="P17" draw:layer="layout" svg:width="23.2cm" svg:height="15.235cm" svg:x="1.2cm" svg:y="2.7cm">
          <text:p text:style-name="P16"><text:span text:style-name="T31">Ausgangspunkt</text:span></text:p>
          <text:p text:style-name="P15"><text:span text:style-name="T36">Welt</text:span><text:span text:style-name="T22"> ist </text:span><text:span text:style-name="T36">Wirklichkeit für uns</text:span><text:span text:style-name="T22"> und damit </text:span><text:span text:style-name="T36">im Prozess</text:span><text:span text:style-name="T22"> </text:span><text:span text:style-name="T36">begrifflicher Erfassung befindliche Wirklichkeit</text:span><text:span text:style-name="T22">. </text:span></text:p>
          <text:p text:style-name="P13"><text:span text:style-name="T22">Relatierung zu früheren Überlegungen:</text:span></text:p>
          <text:list text:style-name="L6">
            <text:list-item>
              <text:p text:style-name="P13"><text:span text:style-name="T22">Bedeutung </text:span><text:span text:style-name="T36">ist</text:span><text:span text:style-name="T22"> der Gebrauch von Begriffen.</text:span></text:p>
            </text:list-item>
            <text:list-item>
              <text:p text:style-name="P13"><text:span text:style-name="T22">Begriffe sind eine Form kooperativer Praxen von Menschen und damit selbst </text:span><text:span text:style-name="T36">konkret-historisch zu kontextualisieren</text:span><text:span text:style-name="T22">.</text:span></text:p>
              <text:list>
                <text:list-item>
                  <text:p text:style-name="P13"><text:span text:style-name="T22">Bedeutung ist der Gebrauch von Begriffen im Kontext.</text:span></text:p>
                </text:list-item>
              </text:list>
            </text:list-item>
            <text:list-item>
              <text:p text:style-name="P13"><text:span text:style-name="T22">„</text:span><text:span text:style-name="T22">Dissipative Strukturen“: Äußerer Gradient (etwa Energiedurchsatz) treibt die innere Musterbildung an. </text:span></text:p>
              <text:list>
                <text:list-item>
                  <text:p text:style-name="P13"><text:span text:style-name="T22">Auch das ist eine Aussage über die Welt als </text:span><text:span text:style-name="T36">Modell der Wirklichkeit</text:span><text:span text:style-name="T22">, ist aber geeignet, einen "Kontextualisie-rungs-Kontext" im Modell selbst zu setzen.</text:span></text:p>
                </text:list-item>
              </text:list>
            </text:list-item>
            <text:list-item>
              <text:p text:style-name="P13"><text:span text:style-name="T22">Begriff </text:span><text:span text:style-name="T36">Weltbild</text:span><text:span text:style-name="T22"> für den komplexen Zusammenhang des modellhaften Bezugs </text:span><text:span text:style-name="T36">im Modell</text:span><text:span text:style-name="T22"> auf Wirklichkeit. </text:span></text:p>
            </text:list-item>
          </text:list>
          <draw:enhanced-geometry svg:viewBox="0 0 21600 21600" draw:type="mso-spt202" draw:enhanced-path="M 0 0 L 21600 0 21600 21600 0 21600 0 0 Z N"/>
        </draw:custom-shape>
        <draw:custom-shape draw:style-name="gr1" draw:text-style-name="P6" draw:layer="layout" svg:width="12.355cm" svg:height="2.293cm" svg:x="0.296cm" svg:y="-0.008cm">
          <text:p text:style-name="P5"><text:span text:style-name="T4">Prämissen einer Theorie </text:span><text:span text:style-name="T4"><text:line-break/></text:span><text:span text:style-name="T4">kooperativen Handelns</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23" presentation:class="page"/>
          <draw:frame presentation:style-name="pr2" draw:text-style-name="P7" draw:layer="layout" svg:width="13.591cm" svg:height="12.252cm" svg:x="2.464cm" svg:y="12.934cm" presentation:class="notes" presentation:placeholder="true">
            <draw:text-box/>
          </draw:frame>
        </presentation:notes>
      </draw:page>
      <draw:page draw:name="page24" draw:style-name="dp1" draw:master-page-name="Standard" presentation:presentation-page-layout-name="AL1T1" presentation:use-footer-name="ftr1">
        <office:forms form:automatic-focus="false" form:apply-design-mode="false"/>
        <draw:custom-shape draw:style-name="gr3" draw:text-style-name="P17" draw:layer="layout" svg:width="23.2cm" svg:height="14.869cm" svg:x="1.2cm" svg:y="2.6cm">
          <text:p text:style-name="P16"><text:span text:style-name="T31">Ausgangspunkte</text:span></text:p>
          <text:p text:style-name="P15"><text:span text:style-name="T25">Die Betrachtungen konzentrieren sich dabei, wie in einem solchen Ansatz üblich, auf die Verzahnung der Dynamiken sowie von Struktur- und „Muster“-Bildungsprozessen auf der Mikro- und der Makroebene und damit auf die Dynamik eines </text:span><text:span text:style-name="T26">Innenverhältnisses</text:span><text:span text:style-name="T25">, das durch eine </text:span><text:span text:style-name="T26">Systemgrenze</text:span><text:span text:style-name="T25"> von einer </text:span><text:span text:style-name="T26">Außenwelt </text:span><text:span text:style-name="T25">abgegrenzt ist. </text:span></text:p>
          <text:p text:style-name="P18"><text:span text:style-name="T25">Ein solcher Ansatz ist nicht unbedingt immersiv, sondern kann als </text:span><text:span text:style-name="T26">methodischer Ansatz einer Komplexitätsreduktion</text:span><text:span text:style-name="T25"> durch Aufteilen aller möglichen Relationen in drei Gruppen interpretiert werden, </text:span></text:p>
          <text:list text:style-name="L6">
            <text:list-item>
              <text:list>
                <text:list-item>
                  <text:p text:style-name="P18"><text:span text:style-name="T25">die Relationen im Innenverhältnis – innere Relationen,</text:span></text:p>
                </text:list-item>
                <text:list-item>
                  <text:p text:style-name="P18"><text:span text:style-name="T25">die grenzüberschreitenden Relationen und</text:span></text:p>
                </text:list-item>
                <text:list-item>
                  <text:p text:style-name="P18"><text:span text:style-name="T25">die externen Relationen – äußere Relationen,</text:span></text:p>
                </text:list-item>
              </text:list>
            </text:list-item>
          </text:list>
          <text:p text:style-name="P18"><text:span text:style-name="T25">für die </text:span><text:span text:style-name="T26">verschiedene Modi der Gestaltbarkeit</text:span><text:span text:style-name="T25"> im konkreten koopera-tiven Handeln postuliert werden. </text:span></text:p>
          <text:p text:style-name="P13"><text:span text:style-name="T37">Fokus der Betrachtung:</text:span><text:span text:style-name="T38"> Bedeutungskontexte entfalten sich im Spannungsfeld der sich in einem zeitlichen Feld entwickelnden </text:span><text:span text:style-name="T39">begründeten Erwartungen</text:span><text:span text:style-name="T38"> und </text:span><text:span text:style-name="T39">erfahrenen Ergebnisse</text:span><text:span text:style-name="T38">. </text:span></text:p>
          <draw:enhanced-geometry svg:viewBox="0 0 21600 21600" draw:type="mso-spt202" draw:enhanced-path="M 0 0 L 21600 0 21600 21600 0 21600 0 0 Z N"/>
        </draw:custom-shape>
        <draw:custom-shape draw:style-name="gr1" draw:text-style-name="P6" draw:layer="layout" svg:width="12.355cm" svg:height="2.293cm" svg:x="0.296cm" svg:y="-0.008cm">
          <text:p text:style-name="P5"><text:span text:style-name="T4">Prämissen einer Theorie </text:span><text:span text:style-name="T4"><text:line-break/></text:span><text:span text:style-name="T4">kooperativen Handelns</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24" presentation:class="page"/>
          <draw:frame presentation:style-name="pr2" draw:text-style-name="P7" draw:layer="layout" svg:width="13.591cm" svg:height="12.252cm" svg:x="2.464cm" svg:y="12.934cm" presentation:class="notes" presentation:placeholder="true">
            <draw:text-box/>
          </draw:frame>
        </presentation:notes>
      </draw:page>
      <draw:page draw:name="page25" draw:style-name="dp1" draw:master-page-name="Standard" presentation:presentation-page-layout-name="AL1T1" presentation:use-footer-name="ftr1">
        <office:forms form:automatic-focus="false" form:apply-design-mode="false"/>
        <draw:custom-shape draw:style-name="gr3" draw:text-style-name="P17" draw:layer="layout" svg:width="23.2cm" svg:height="15.282cm" svg:x="1.2cm" svg:y="2.6cm">
          <text:p text:style-name="P16"><text:span text:style-name="T31">Begründete Erwartungen</text:span></text:p>
          <text:p text:style-name="P18"><text:span text:style-name="T27">Gestern – Heute – Morgen</text:span></text:p>
          <text:list text:style-name="L5">
            <text:list-item>
              <text:p text:style-name="P18"><text:span text:style-name="T27">Die (aufgearbeiteten) erfahrenen Ergebnisse sind als im Weltbild</text:span><text:span text:style-name="T30"> </text:span><text:span text:style-name="T27">verankerte Bedingtheit des Handelns ein Reflex des Gestern im Heute, die begründeten Erwartungen ein im Weltbild verankerter Reflex des Morgen im Heute.</text:span></text:p>
            </text:list-item>
            <text:list-item>
              <text:p text:style-name="P18"><text:span text:style-name="T22">Gestern: Begründungen, Handlungsplanung, Entwicklung von </text:span><text:span text:style-name="T36">Handlungskompetenz.</text:span></text:p>
            </text:list-item>
          </text:list>
          <text:list text:style-name="L6">
            <text:list-item>
              <text:p text:style-name="P18"><text:span text:style-name="T22">Heute: Handlungsvollzug</text:span></text:p>
              <text:list>
                <text:list-item>
                  <text:p text:style-name="P18"><text:span text:style-name="T22">Zeitkritisch! Handeln unter „unvollständigen Informationen“</text:span></text:p>
                </text:list-item>
                <text:list-item>
                  <text:p text:style-name="P18"><text:span text:style-name="T36">Privates</text:span><text:span text:style-name="T22"> Entscheiden, Handeln, Verantworten</text:span></text:p>
                </text:list-item>
                <text:list-item>
                  <text:p text:style-name="P18"><text:span text:style-name="T22">Dazu sind </text:span><text:span text:style-name="T36">gesellschaftlich </text:span><text:span text:style-name="T22">herzustellen als Bedingung von Möglichkeit: Überschaubarkeit, Vertrauen, Verlässlichkeit</text:span></text:p>
                </text:list-item>
              </text:list>
            </text:list-item>
            <text:list-item>
              <text:p text:style-name="P18"><text:span text:style-name="T22">Morgen: Die begründeten Erwartungen sind mit den erfahrenen Ergebnissen abzugleichen.</text:span></text:p>
            </text:list-item>
          </text:list>
          <draw:enhanced-geometry svg:viewBox="0 0 21600 21600" draw:type="mso-spt202" draw:enhanced-path="M 0 0 L 21600 0 21600 21600 0 21600 0 0 Z N"/>
        </draw:custom-shape>
        <draw:custom-shape draw:style-name="gr1" draw:text-style-name="P6" draw:layer="layout" svg:width="11.788cm" svg:height="1.277cm" svg:x="1.156cm" svg:y="0.182cm">
          <text:p text:style-name="P5"><text:span text:style-name="T4">Gestern, Heute, Morgen</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25" presentation:class="page"/>
          <draw:frame presentation:style-name="pr2" draw:text-style-name="P7" draw:layer="layout" svg:width="13.591cm" svg:height="12.252cm" svg:x="2.464cm" svg:y="12.934cm" presentation:class="notes" presentation:placeholder="true">
            <draw:text-box/>
          </draw:frame>
        </presentation:notes>
      </draw:page>
      <draw:page draw:name="page26" draw:style-name="dp1" draw:master-page-name="Standard" presentation:presentation-page-layout-name="AL1T1" presentation:use-footer-name="ftr1">
        <office:forms form:automatic-focus="false" form:apply-design-mode="false"/>
        <draw:custom-shape draw:style-name="gr6" draw:text-style-name="P17" draw:layer="layout" svg:width="23.8cm" svg:height="14.935cm" svg:x="1.2cm" svg:y="2.6cm">
          <text:p text:style-name="P16"><text:span text:style-name="T40">Gestern – Heute – Morgen </text:span></text:p>
          <text:list text:style-name="L6">
            <text:list-item>
              <text:p text:style-name="P13"><text:span text:style-name="T22">Begründete Erwartungen</text:span></text:p>
              <text:list>
                <text:list-item>
                  <text:p text:style-name="P13"><text:span text:style-name="T22">Die Vielfalt privater Erwartungen erscheint gesellschaftlich als Multioptionalität künftig erwarteter Entwicklung. </text:span></text:p>
                </text:list-item>
              </text:list>
            </text:list-item>
            <text:list-item>
              <text:p text:style-name="P13"><text:span text:style-name="T22">Lessons learned: Abgleich der Ergebnisse des Handlungs-vollzugs gegen die Erwartungen = </text:span><text:span text:style-name="T36">erfahrene Ergebnisse</text:span></text:p>
              <text:list>
                <text:list-item>
                  <text:p text:style-name="P13"><text:span text:style-name="T36">Erfahrungen </text:span><text:span text:style-name="T22">sind die Grundlage der Weiterentwicklung des Weltbilds. </text:span></text:p>
                </text:list-item>
              </text:list>
            </text:list-item>
            <text:list-item>
              <text:p text:style-name="P13"><text:span text:style-name="T22">Zwei zentrale Vermittlungszusammenhänge für </text:span><text:span text:style-name="T36">Synchronität</text:span><text:span text:style-name="T22"> kooperativen Handelns:</text:span></text:p>
              <text:list>
                <text:list-item>
                  <text:p text:style-name="P13"><text:span text:style-name="T22">Vermittlung der Begründungszusammenhänge als gesellschaftliche Weiterentwicklung eines gemeinsamen Weltbilds (und damit von Handlungskompetenz).</text:span></text:p>
                </text:list-item>
                <text:list-item>
                  <text:p text:style-name="P13"><text:span text:style-name="T22">Vermittlung der Handlungs</text:span><text:span text:style-name="T36">vollzüge</text:span><text:span text:style-name="T22"> als gesellschaftliche Weiterentwicklung von Wirklichkeitsgestaltung</text:span></text:p>
                </text:list-item>
              </text:list>
            </text:list-item>
          </text:list>
          <draw:enhanced-geometry svg:viewBox="0 0 21600 21600" draw:type="mso-spt202" draw:enhanced-path="M 0 0 L 21600 0 21600 21600 0 21600 0 0 Z N"/>
        </draw:custom-shape>
        <draw:custom-shape draw:style-name="gr1" draw:text-style-name="P6" draw:layer="layout" svg:width="11.788cm" svg:height="1.277cm" svg:x="1.156cm" svg:y="0.182cm">
          <text:p text:style-name="P5"><text:span text:style-name="T4">Gestern, Heute, Morgen</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26" presentation:class="page"/>
          <draw:frame presentation:style-name="pr2" draw:text-style-name="P7" draw:layer="layout" svg:width="13.591cm" svg:height="12.252cm" svg:x="2.464cm" svg:y="12.934cm" presentation:class="notes" presentation:placeholder="true">
            <draw:text-box/>
          </draw:frame>
        </presentation:notes>
      </draw:page>
      <draw:page draw:name="page27" draw:style-name="dp1" draw:master-page-name="Standard" presentation:presentation-page-layout-name="AL1T1" presentation:use-footer-name="ftr1">
        <office:forms form:automatic-focus="false" form:apply-design-mode="false"/>
        <draw:custom-shape draw:style-name="gr7" draw:text-style-name="P19" draw:layer="layout" svg:width="1cm" svg:height="10.481cm" draw:transform="rotate (-2.40855436775217) translate (20.906cm 12.42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9" draw:layer="layout" svg:width="1cm" svg:height="11.113cm" draw:transform="rotate (-0.820304748437335) translate (10.608cm 5.0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6" draw:layer="layout" svg:width="11.788cm" svg:height="1.277cm" svg:x="1.171cm" svg:y="0.235cm">
          <text:p text:style-name="P5"><text:span text:style-name="T4">Gestern, Heute, Morgen</text:span></text:p>
          <draw:enhanced-geometry svg:viewBox="0 0 21600 21600" draw:type="mso-spt202" draw:enhanced-path="M 0 0 L 21600 0 21600 21600 0 21600 0 0 Z N"/>
        </draw:custom-shape>
        <draw:frame draw:style-name="gr8" draw:text-style-name="P20" draw:layer="layout" svg:width="5.8cm" svg:height="2.055cm" svg:x="2.3cm" svg:y="8.045cm">
          <draw:text-box>
            <text:p text:style-name="P19"><text:span text:style-name="T41">Begründete Erwartungen</text:span></text:p>
          </draw:text-box>
        </draw:frame>
        <draw:frame draw:style-name="gr9" draw:text-style-name="P20" draw:layer="layout" svg:width="7cm" svg:height="1.198cm" svg:x="8.8cm" svg:y="6.301cm">
          <draw:text-box>
            <text:p text:style-name="P19"><text:span text:style-name="T41">Handlungsvollzug</text:span></text:p>
          </draw:text-box>
        </draw:frame>
        <draw:frame draw:style-name="gr10" draw:text-style-name="P20" draw:layer="layout" svg:width="4.6cm" svg:height="2.045cm" svg:x="17.1cm" svg:y="8.1cm">
          <draw:text-box>
            <text:p text:style-name="P19"><text:span text:style-name="T41">Erfahrene Ergebnisse</text:span></text:p>
          </draw:text-box>
        </draw:frame>
        <draw:frame draw:style-name="gr9" draw:text-style-name="P20" draw:layer="layout" svg:width="21.2cm" svg:height="1.198cm" svg:x="1.8cm" svg:y="4.201cm">
          <draw:text-box>
            <text:p text:style-name="P19"><text:span text:style-name="T41">Wirklichkeit</text:span></text:p>
          </draw:text-box>
        </draw:frame>
        <draw:frame draw:style-name="gr9" draw:text-style-name="P20" draw:layer="layout" svg:width="21.6cm" svg:height="1.198cm" svg:x="1.6cm" svg:y="12.701cm">
          <draw:text-box>
            <text:p text:style-name="P19"><text:span text:style-name="T41">Welt als Modell von Wirklichkeit für uns</text:span></text:p>
          </draw:text-box>
        </draw:frame>
        <draw:frame draw:style-name="gr9" draw:text-style-name="P20" draw:layer="layout" svg:width="7cm" svg:height="1.198cm" svg:x="8.8cm" svg:y="6.301cm">
          <draw:text-box>
            <text:p text:style-name="P19"><text:span text:style-name="T41">Handlungsvollzug</text:span></text:p>
          </draw:text-box>
        </draw:frame>
        <draw:frame draw:style-name="gr9" draw:text-style-name="P20" draw:layer="layout" svg:width="12cm" svg:height="1.198cm" svg:x="6.1cm" svg:y="10.801cm">
          <draw:text-box>
            <text:p text:style-name="P19"><text:span text:style-name="T41">Begründungszusammenhang</text:span></text:p>
          </draw:text-box>
        </draw:frame>
        <draw:frame draw:style-name="gr11" draw:text-style-name="P21" draw:layer="layout" svg:width="22.6cm" svg:height="2.792cm" svg:x="1cm" svg:y="14.8cm">
          <draw:text-box>
            <text:p><text:span text:style-name="T41">Dieses Bild beschreibt die Stellung der beiden Vermittlungs-zusammenhänge der Dynamiken kooperativen Handelns sowohl auf der Mikroebene als auch der Makroebene.</text:span></text:p>
          </draw:text-box>
        </draw:frame>
        <presentation:notes draw:style-name="dp2">
          <draw:page-thumbnail draw:style-name="gr2" draw:layer="layout" svg:width="13.617cm" svg:height="10.214cm" svg:x="2.451cm" svg:y="2.041cm" draw:page-number="27" presentation:class="page"/>
          <draw:frame presentation:style-name="pr2" draw:text-style-name="P7" draw:layer="layout" svg:width="13.591cm" svg:height="12.252cm" svg:x="2.464cm" svg:y="12.934cm" presentation:class="notes" presentation:placeholder="true">
            <draw:text-box/>
          </draw:frame>
        </presentation:notes>
      </draw:page>
      <draw:page draw:name="page28" draw:style-name="dp1" draw:master-page-name="Standard" presentation:presentation-page-layout-name="AL1T1" presentation:use-footer-name="ftr1">
        <office:forms form:automatic-focus="false" form:apply-design-mode="false"/>
        <draw:custom-shape draw:style-name="gr1" draw:text-style-name="P6" draw:layer="layout" svg:width="12.474cm" svg:height="1.277cm" svg:x="0.828cm" svg:y="0.235cm">
          <text:p text:style-name="P5"><text:span text:style-name="T4">Begründete Erwartungen</text:span></text:p>
          <draw:enhanced-geometry svg:viewBox="0 0 21600 21600" draw:type="mso-spt202" draw:enhanced-path="M 0 0 L 21600 0 21600 21600 0 21600 0 0 Z N"/>
        </draw:custom-shape>
        <draw:g>
          <draw:custom-shape draw:style-name="gr12" draw:text-style-name="P22" xml:id="id1" draw:id="id1" draw:layer="layout" svg:width="6.6cm" svg:height="6.002cm" svg:x="15.102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3" xml:id="id2" draw:id="id2" draw:layer="layout" svg:width="2.475cm" svg:height="2.126cm" svg:x="17.165cm" svg:y="10.938cm">
            <text:p text:style-name="P23"><text:span text:style-name="T42">Ich-</text:span><text:span text:style-name="T42"><text:line-break/></text:span><text:span text:style-name="T42">Ke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24" draw:layer="layout" draw:type="line" svg:x1="18.402cm" svg:y1="9cm" svg:x2="18.403cm" svg:y2="10.938cm" draw:start-shape="id1" draw:start-glue-point="4" draw:end-shape="id2" draw:end-glue-point="4" svg:d="M18402 9000l1 1938" svg:viewBox="0 0 2 1939">
            <text:p/>
          </draw:connector>
          <draw:connector draw:style-name="gr14" draw:text-style-name="P24" draw:layer="layout" draw:type="line" svg:x1="20.736cm" svg:y1="9.879cm" svg:x2="19.278cm" svg:y2="11.249cm" draw:start-shape="id1" draw:start-glue-point="11" draw:end-shape="id2" draw:end-glue-point="11" svg:d="M20736 9879l-1458 1370" svg:viewBox="0 0 1459 1371">
            <text:p/>
          </draw:connector>
          <draw:connector draw:style-name="gr14" draw:text-style-name="P24" draw:layer="layout" draw:type="line" svg:x1="21.702cm" svg:y1="12.001cm" svg:x2="19.64cm" svg:y2="12.001cm" draw:start-shape="id1" draw:start-glue-point="10" draw:end-shape="id2" draw:end-glue-point="10" svg:d="M21702 12001h-2062" svg:viewBox="0 0 2063 1">
            <text:p/>
          </draw:connector>
          <draw:connector draw:style-name="gr14" draw:text-style-name="P24" draw:layer="layout" draw:type="line" svg:x1="19.278cm" svg:y1="12.753cm" svg:x2="20.736cm" svg:y2="14.123cm" draw:start-shape="id2" draw:start-glue-point="9" draw:end-shape="id1" draw:end-glue-point="9" svg:d="M19278 12753l1458 1370" svg:viewBox="0 0 1459 1371">
            <text:p/>
          </draw:connector>
          <draw:connector draw:style-name="gr14" draw:text-style-name="P24" draw:layer="layout" draw:type="line" svg:x1="18.403cm" svg:y1="13.064cm" svg:x2="18.402cm" svg:y2="15.002cm" draw:start-shape="id2" draw:start-glue-point="8" draw:end-shape="id1" draw:end-glue-point="8" svg:d="M18403 13064l-1 1938" svg:viewBox="0 0 2 1939">
            <text:p/>
          </draw:connector>
          <draw:connector draw:style-name="gr14" draw:text-style-name="P24" draw:layer="layout" draw:type="line" svg:x1="17.527cm" svg:y1="12.753cm" svg:x2="16.068cm" svg:y2="14.123cm" draw:start-shape="id2" draw:start-glue-point="7" draw:end-shape="id1" draw:end-glue-point="7" svg:d="M17527 12753l-1459 1370" svg:viewBox="0 0 1460 1371">
            <text:p/>
          </draw:connector>
          <draw:connector draw:style-name="gr14" draw:text-style-name="P24" draw:layer="layout" draw:type="line" svg:x1="17.165cm" svg:y1="12.001cm" svg:x2="15.102cm" svg:y2="12.001cm" draw:start-shape="id2" draw:start-glue-point="6" draw:end-shape="id1" draw:end-glue-point="6" svg:d="M17165 12001h-2063" svg:viewBox="0 0 2064 1">
            <text:p/>
          </draw:connector>
          <draw:connector draw:style-name="gr14" draw:text-style-name="P24" draw:layer="layout" draw:type="line" svg:x1="17.527cm" svg:y1="11.249cm" svg:x2="16.068cm" svg:y2="9.879cm" draw:start-shape="id2" draw:start-glue-point="5" draw:end-shape="id1" draw:end-glue-point="5" svg:d="M17527 11249l-1459-1370" svg:viewBox="0 0 1460 1371">
            <text:p/>
          </draw:connector>
          <draw:custom-shape draw:style-name="gr15" draw:text-style-name="P23" draw:layer="layout" svg:width="6.6cm" svg:height="3.8cm" svg:x="17.901cm" svg:y="4.401cm">
            <text:p text:style-name="P23"><text:span text:style-name="T42">Privates </text:span><text:span text:style-name="T42"><text:line-break/></text:span><text:span text:style-name="T42">Weltbild</text:span></text:p>
            <draw:enhanced-geometry svg:viewBox="0 0 21600 21600" draw:text-areas="3000 3320 17110 17330" draw:type="cloud-callout" draw:modifiers="3933.22223905469 33897.39542225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16" draw:text-style-name="P26" draw:layer="layout" svg:width="15cm" svg:height="11.824cm" svg:x="2cm" svg:y="3.167cm">
          <draw:text-box>
            <text:p text:style-name="P25"><text:span text:style-name="T43">Wie entwickelt sich das Weltbild als Spannungsfeld zwischen begründeten Erwartungen und erfahrenen Ergebnissen?</text:span></text:p>
            <text:p text:style-name="P25"><text:span text:style-name="T44"/></text:p>
            <text:p text:style-name="P25"><text:span text:style-name="T45">1. Mikroebene:</text:span></text:p>
            <text:list text:style-name="L6">
              <text:list-item>
                <text:p text:style-name="P25"><text:span text:style-name="T2">Formen? </text:span></text:p>
              </text:list-item>
              <text:list-item>
                <text:p text:style-name="P25"><text:span text:style-name="T2">Strukturelle Momente?</text:span></text:p>
              </text:list-item>
              <text:list-item>
                <text:p text:style-name="P25"><text:span text:style-name="T2">Dynamische Momente?</text:span></text:p>
              </text:list-item>
            </text:list>
          </draw:text-box>
        </draw:frame>
        <presentation:notes draw:style-name="dp2">
          <draw:page-thumbnail draw:style-name="gr2" draw:layer="layout" svg:width="13.617cm" svg:height="10.214cm" svg:x="2.451cm" svg:y="2.041cm" draw:page-number="28" presentation:class="page"/>
          <draw:frame presentation:style-name="pr2" draw:text-style-name="P7" draw:layer="layout" svg:width="13.591cm" svg:height="12.252cm" svg:x="2.464cm" svg:y="12.934cm" presentation:class="notes" presentation:placeholder="true">
            <draw:text-box/>
          </draw:frame>
        </presentation:notes>
      </draw:page>
      <draw:page draw:name="page29" draw:style-name="dp1" draw:master-page-name="Standard" presentation:presentation-page-layout-name="AL1T1" presentation:use-footer-name="ftr1">
        <office:forms form:automatic-focus="false" form:apply-design-mode="false"/>
        <draw:custom-shape draw:style-name="gr1" draw:text-style-name="P6" draw:layer="layout" svg:width="12.474cm" svg:height="1.277cm" svg:x="0.828cm" svg:y="0.235cm">
          <text:p text:style-name="P5"><text:span text:style-name="T4">Begründete Erwartungen</text:span></text:p>
          <draw:enhanced-geometry svg:viewBox="0 0 21600 21600" draw:type="mso-spt202" draw:enhanced-path="M 0 0 L 21600 0 21600 21600 0 21600 0 0 Z N"/>
        </draw:custom-shape>
        <draw:g>
          <draw:custom-shape draw:style-name="gr12" draw:text-style-name="P22" xml:id="id3" draw:id="id3" draw:layer="layout" svg:width="6.6cm" svg:height="6.002cm" svg:x="15.102cm" svg:y="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23" xml:id="id4" draw:id="id4" draw:layer="layout" svg:width="2.475cm" svg:height="2.126cm" svg:x="17.165cm" svg:y="10.938cm">
            <text:p text:style-name="P23"><text:span text:style-name="T42">Ich-</text:span><text:span text:style-name="T42"><text:line-break/></text:span><text:span text:style-name="T42">Ke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24" draw:layer="layout" draw:type="line" svg:x1="18.402cm" svg:y1="9cm" svg:x2="18.403cm" svg:y2="10.938cm" draw:start-shape="id3" draw:start-glue-point="4" draw:end-shape="id4" draw:end-glue-point="4" svg:d="M18402 9000l1 1938" svg:viewBox="0 0 2 1939">
            <text:p/>
          </draw:connector>
          <draw:connector draw:style-name="gr14" draw:text-style-name="P24" draw:layer="layout" draw:type="line" svg:x1="20.736cm" svg:y1="9.879cm" svg:x2="19.278cm" svg:y2="11.249cm" draw:start-shape="id3" draw:start-glue-point="11" draw:end-shape="id4" draw:end-glue-point="11" svg:d="M20736 9879l-1458 1370" svg:viewBox="0 0 1459 1371">
            <text:p/>
          </draw:connector>
          <draw:connector draw:style-name="gr14" draw:text-style-name="P24" draw:layer="layout" draw:type="line" svg:x1="21.702cm" svg:y1="12.001cm" svg:x2="19.64cm" svg:y2="12.001cm" draw:start-shape="id3" draw:start-glue-point="10" draw:end-shape="id4" draw:end-glue-point="10" svg:d="M21702 12001h-2062" svg:viewBox="0 0 2063 1">
            <text:p/>
          </draw:connector>
          <draw:connector draw:style-name="gr14" draw:text-style-name="P24" draw:layer="layout" draw:type="line" svg:x1="19.278cm" svg:y1="12.753cm" svg:x2="20.736cm" svg:y2="14.123cm" draw:start-shape="id4" draw:start-glue-point="9" draw:end-shape="id3" draw:end-glue-point="9" svg:d="M19278 12753l1458 1370" svg:viewBox="0 0 1459 1371">
            <text:p/>
          </draw:connector>
          <draw:connector draw:style-name="gr14" draw:text-style-name="P24" draw:layer="layout" draw:type="line" svg:x1="18.403cm" svg:y1="13.064cm" svg:x2="18.402cm" svg:y2="15.002cm" draw:start-shape="id4" draw:start-glue-point="8" draw:end-shape="id3" draw:end-glue-point="8" svg:d="M18403 13064l-1 1938" svg:viewBox="0 0 2 1939">
            <text:p/>
          </draw:connector>
          <draw:connector draw:style-name="gr14" draw:text-style-name="P24" draw:layer="layout" draw:type="line" svg:x1="17.527cm" svg:y1="12.753cm" svg:x2="16.068cm" svg:y2="14.123cm" draw:start-shape="id4" draw:start-glue-point="7" draw:end-shape="id3" draw:end-glue-point="7" svg:d="M17527 12753l-1459 1370" svg:viewBox="0 0 1460 1371">
            <text:p/>
          </draw:connector>
          <draw:connector draw:style-name="gr14" draw:text-style-name="P24" draw:layer="layout" draw:type="line" svg:x1="17.165cm" svg:y1="12.001cm" svg:x2="15.102cm" svg:y2="12.001cm" draw:start-shape="id4" draw:start-glue-point="6" draw:end-shape="id3" draw:end-glue-point="6" svg:d="M17165 12001h-2063" svg:viewBox="0 0 2064 1">
            <text:p/>
          </draw:connector>
          <draw:connector draw:style-name="gr14" draw:text-style-name="P24" draw:layer="layout" draw:type="line" svg:x1="17.527cm" svg:y1="11.249cm" svg:x2="16.068cm" svg:y2="9.879cm" draw:start-shape="id4" draw:start-glue-point="5" draw:end-shape="id3" draw:end-glue-point="5" svg:d="M17527 11249l-1459-1370" svg:viewBox="0 0 1460 1371">
            <text:p/>
          </draw:connector>
          <draw:custom-shape draw:style-name="gr15" draw:text-style-name="P23" draw:layer="layout" svg:width="6.6cm" svg:height="3.8cm" svg:x="17.901cm" svg:y="4.401cm">
            <text:p text:style-name="P23"><text:span text:style-name="T42">Privates</text:span></text:p>
            <text:p text:style-name="P23"><text:span text:style-name="T42">Weltbild</text:span></text:p>
            <draw:enhanced-geometry svg:viewBox="0 0 21600 21600" draw:text-areas="3000 3320 17110 17330" draw:type="cloud-callout" draw:modifiers="3933.22223905469 33897.39542225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frame draw:style-name="gr17" draw:text-style-name="P21" draw:layer="layout" svg:width="19.4cm" svg:height="13.856cm" svg:x="1cm" svg:y="3.067cm">
          <draw:text-box>
            <text:p text:style-name="P25"><text:span text:style-name="T45">Wie entwickeln sich begründete Erwartungen?</text:span></text:p>
            <text:p text:style-name="P3"><text:span text:style-name="T46">Mikroebene:</text:span><text:span text:style-name="T41"> Sinnliche Erfahrungen, Instinkte, </text:span><text:span text:style-name="T41"><text:line-break/></text:span><text:span text:style-name="T41">Habits. Privates Handeln in der Welt.</text:span></text:p>
            <text:p text:style-name="P3"><text:span text:style-name="T45">Formen:</text:span><text:span text:style-name="T41"> Erwartungen an Vertrauen, </text:span><text:span text:style-name="T41"><text:line-break/></text:span><text:span text:style-name="T41">Verlässlichkeit, </text:span><text:span text:style-name="T47">Begründungstiefe</text:span><text:span text:style-name="T41">, </text:span><text:span text:style-name="T41"><text:line-break/></text:span><text:span text:style-name="T41">Überschaubarkeit.</text:span></text:p>
            <text:p text:style-name="P3"><text:span text:style-name="T45">Dynamische Momente:</text:span><text:span text:style-name="T41"> </text:span><text:span text:style-name="T41"><text:line-break/></text:span><text:span text:style-name="T41">Bewährtes befestigen, </text:span><text:span text:style-name="T41"><text:line-break/></text:span><text:span text:style-name="T41">Unangenehmes verdrängen, </text:span><text:span text:style-name="T41"><text:line-break/></text:span><text:span text:style-name="T41">nicht Bewährtes kritisieren </text:span><text:span text:style-name="T41"><text:line-break/></text:span><text:span text:style-name="T41">(Selbstkritik)</text:span></text:p>
            <text:p text:style-name="P3"><text:span text:style-name="T45">Strukturelle Momente:</text:span><text:span text:style-name="T41"> </text:span><text:span text:style-name="T41"><text:line-break/></text:span><text:span text:style-name="T41">Neuronale Verschaltungen, </text:span><text:span text:style-name="T41"><text:line-break/></text:span><text:span text:style-name="T41">Verhaltensmuster, Habits, </text:span><text:span text:style-name="T41"><text:line-break/></text:span><text:span text:style-name="T41">Werkzeuge</text:span></text:p>
          </draw:text-box>
        </draw:frame>
        <presentation:notes draw:style-name="dp2">
          <draw:page-thumbnail draw:style-name="gr2" draw:layer="layout" svg:width="13.617cm" svg:height="10.214cm" svg:x="2.451cm" svg:y="2.041cm" draw:page-number="29" presentation:class="page"/>
          <draw:frame presentation:style-name="pr2" draw:text-style-name="P7" draw:layer="layout" svg:width="13.591cm" svg:height="12.252cm" svg:x="2.464cm" svg:y="12.934cm" presentation:class="notes" presentation:placeholder="true">
            <draw:text-box/>
          </draw:frame>
        </presentation:notes>
      </draw:page>
      <draw:page draw:name="page30" draw:style-name="dp1" draw:master-page-name="Standard" presentation:presentation-page-layout-name="AL1T1" presentation:use-footer-name="ftr1">
        <office:forms form:automatic-focus="false" form:apply-design-mode="false"/>
        <draw:custom-shape draw:style-name="gr1" draw:text-style-name="P6" draw:layer="layout" svg:width="10.954cm" svg:height="1.277cm" svg:x="1.587cm" svg:y="0.235cm">
          <text:p text:style-name="P5"><text:span text:style-name="T4">Kooperatives Handeln</text:span></text:p>
          <draw:enhanced-geometry svg:viewBox="0 0 21600 21600" draw:type="mso-spt202" draw:enhanced-path="M 0 0 L 21600 0 21600 21600 0 21600 0 0 Z N"/>
        </draw:custom-shape>
        <draw:frame draw:style-name="gr18" draw:text-style-name="P27" draw:layer="layout" svg:width="16.8cm" svg:height="13.109cm" svg:x="1cm" svg:y="3.067cm">
          <draw:text-box>
            <text:p text:style-name="P25"><text:span text:style-name="T48">Makroebene</text:span><text:span text:style-name="T49">:</text:span><text:span text:style-name="T41"> Kooperatives Handeln.</text:span></text:p>
            <text:p text:style-name="P25"><text:span text:style-name="T41">Wie entwickeln sich begründete Erwartungen im Kontext kooperativen Handelns?</text:span></text:p>
            <text:p text:style-name="P3"><text:span text:style-name="T45">Formen? </text:span><text:span text:style-name="T2">Gemeinsame Interessen, vorgeprägte Normen.</text:span></text:p>
            <text:p text:style-name="P3"><text:span text:style-name="T45">Dynamische Momente? </text:span><text:span text:style-name="T2">Bewährtes als Verfahrenswissen verallgemeinern und verbreiten, nicht Bewährtes </text:span><text:span text:style-name="T2"><text:line-break/></text:span><text:span text:style-name="T2">marginalisieren oder kritisieren</text:span></text:p>
            <text:p text:style-name="P3"><text:span text:style-name="T45">Strukturelle Momente? </text:span><text:span text:style-name="T45"><text:line-break/></text:span><text:span text:style-name="T3">Operationalisierung</text:span><text:span text:style-name="T2"> von Verfahrens-</text:span><text:span text:style-name="T2"><text:line-break/></text:span><text:span text:style-name="T2">wissen in Institutionen oder </text:span><text:span text:style-name="T2"><text:line-break/></text:span><text:span text:style-name="T2">Werkzeugen bzw. Technik. </text:span><text:span text:style-name="T2"><text:line-break/></text:span><text:span text:style-name="T2">Corporate Identity.</text:span></text:p>
          </draw:text-box>
        </draw:frame>
        <draw:g>
          <draw:g>
            <draw:custom-shape draw:style-name="gr12" draw:text-style-name="P22" draw:layer="layout" svg:width="1.686cm" svg:height="1.582cm" svg:x="19.9cm" svg:y="14.6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0.632cm" svg:height="0.559cm" svg:x="20.427cm" svg:y="1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8" draw:layer="layout" svg:width="1.686cm" svg:height="1.001cm" svg:x="20.614cm" svg:y="13.439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2" draw:text-style-name="P22" draw:layer="layout" svg:width="1.686cm" svg:height="1.582cm" svg:x="15.701cm" svg:y="14.0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0.632cm" svg:height="0.559cm" svg:x="16.228cm" svg:y="1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8" draw:layer="layout" svg:width="1.686cm" svg:height="1.001cm" svg:x="16.415cm" svg:y="12.806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2" draw:text-style-name="P22" draw:layer="layout" svg:width="1.686cm" svg:height="1.582cm" svg:x="18cm" svg:y="15.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0.632cm" svg:height="0.559cm" svg:x="18.527cm" svg:y="1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8" draw:layer="layout" svg:width="1.686cm" svg:height="1.001cm" svg:x="18.714cm" svg:y="14.04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2" draw:text-style-name="P22" draw:layer="layout" svg:width="1.686cm" svg:height="1.582cm" svg:x="20.128cm" svg:y="11.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0.632cm" svg:height="0.559cm" svg:x="20.655cm" svg:y="12.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8" draw:layer="layout" svg:width="1.686cm" svg:height="1.001cm" svg:x="20.842cm" svg:y="10.645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2" draw:text-style-name="P22" draw:layer="layout" svg:width="1.686cm" svg:height="1.582cm" svg:x="18.629cm" svg:y="10.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0.632cm" svg:height="0.559cm" svg:x="19.156cm" svg:y="11.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8" draw:layer="layout" svg:width="1.686cm" svg:height="1.001cm" svg:x="19.343cm" svg:y="9.575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2" draw:text-style-name="P22" draw:layer="layout" svg:width="1.686cm" svg:height="1.582cm" svg:x="16.415cm" svg:y="10.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0.632cm" svg:height="0.559cm" svg:x="16.942cm" svg:y="1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8" draw:layer="layout" svg:width="1.686cm" svg:height="1.001cm" svg:x="17.129cm" svg:y="9.781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2" draw:text-style-name="P22" draw:layer="layout" svg:width="8.8cm" svg:height="8cm" svg:x="14.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9" draw:layer="layout" svg:width="7.6cm" svg:height="4.2cm" svg:x="17.1cm" svg:y="4.5cm">
            <text:p/>
            <draw:enhanced-geometry svg:viewBox="0 0 21600 21600" draw:mirror-horizontal="false" draw:mirror-vertical="false" draw:text-areas="3000 3320 17110 17330" draw:type="cloud-callout" draw:modifiers="6095.51374819103 28469.22161390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1" draw:text-style-name="P30" draw:layer="layout" svg:width="5.2cm" svg:height="1.603cm" svg:x="18.4cm" svg:y="5.8cm">
            <draw:text-box>
              <text:p text:style-name="P19"><text:span text:style-name="T42">Kooperatives</text:span></text:p>
              <text:p text:style-name="P19"><text:span text:style-name="T42">Weltbild</text:span></text:p>
            </draw:text-box>
          </draw:frame>
          <draw:g>
            <draw:custom-shape draw:style-name="gr12" draw:text-style-name="P22" draw:layer="layout" svg:width="1.686cm" svg:height="1.582cm" svg:x="14.987cm" svg:y="12.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0.632cm" svg:height="0.559cm" svg:x="15.514cm" svg:y="1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8" draw:layer="layout" svg:width="1.686cm" svg:height="1.001cm" svg:x="15.701cm" svg:y="10.851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12" draw:text-style-name="P22" draw:layer="layout" svg:width="1.686cm" svg:height="1.582cm" svg:x="17.915cm" svg:y="13.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0.632cm" svg:height="0.559cm" svg:x="18.442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8" draw:layer="layout" svg:width="1.686cm" svg:height="1.001cm" svg:x="18.629cm" svg:y="11.852cm">
              <text:p/>
              <draw:enhanced-geometry svg:viewBox="0 0 21600 21600" draw:text-areas="3000 3320 17110 17330" draw:type="cloud-callout" draw:modifiers="3841.13811499704 34857.4850299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presentation:notes draw:style-name="dp2">
          <draw:page-thumbnail draw:style-name="gr2" draw:layer="layout" svg:width="13.617cm" svg:height="10.214cm" svg:x="2.451cm" svg:y="2.041cm" draw:page-number="30" presentation:class="page"/>
          <draw:frame presentation:style-name="pr2" draw:text-style-name="P7" draw:layer="layout" svg:width="13.591cm" svg:height="12.252cm" svg:x="2.464cm" svg:y="12.934cm" presentation:class="notes" presentation:placeholder="true">
            <draw:text-box/>
          </draw:frame>
        </presentation:notes>
      </draw:page>
      <draw:page draw:name="page31" draw:style-name="dp1" draw:master-page-name="Standard" presentation:presentation-page-layout-name="AL1T1" presentation:use-footer-name="ftr1">
        <office:forms form:automatic-focus="false" form:apply-design-mode="false"/>
        <draw:custom-shape draw:style-name="gr3" draw:text-style-name="P17" draw:layer="layout" svg:width="23.6cm" svg:height="15.782cm" svg:x="1.2cm" svg:y="2.4cm">
          <text:p text:style-name="P16"><text:span text:style-name="T31">Ausgangspunkt</text:span></text:p>
          <text:p text:style-name="P15"><text:span text:style-name="T27">Wir wollen uns mit einer systemtheoretischen Betrachtung Aspekten der Dynamik und Strukturbildung im kooperativen Handeln nähern, in der </text:span><text:span text:style-name="T32">drei Betrachtungsebenen </text:span><text:span text:style-name="T22">unterschieden sind</text:span><text:span text:style-name="T32">:</text:span></text:p>
          <text:list text:style-name="L7">
            <text:list-item>
              <text:list>
                <text:list-item>
                  <text:p text:style-name="P15"><text:span text:style-name="T33">Mikroebene:</text:span><text:span text:style-name="T34"> Aspekte der Dynamik und Strukturbildung auf der Ebene einzelner Akteure im kooperativen Kontext. <text:s/></text:span></text:p>
                </text:list-item>
              </text:list>
            </text:list-item>
          </text:list>
          <text:list text:style-name="L8">
            <text:list-item>
              <text:list>
                <text:list-item>
                  <text:p text:style-name="P15"><text:span text:style-name="T33">Makroebene:</text:span><text:span text:style-name="T34"> Dynamische und strukturelle Momente des kooperativen Kontexts selbst. (Innenverhältnis)</text:span></text:p>
                </text:list-item>
                <text:list-item>
                  <text:p text:style-name="P15"><text:span text:style-name="T33">Einbettung </text:span><text:span text:style-name="T35">in den </text:span><text:span text:style-name="T36">kulturellen Kontext</text:span><text:span text:style-name="T35"> der Genese von Wirklichkeit, die „so ist, wie sie ist“, als </text:span><text:span text:style-name="T36">Außenverhältnis</text:span><text:span text:style-name="T35">. </text:span></text:p>
                </text:list-item>
              </text:list>
            </text:list-item>
          </text:list>
          <text:p text:style-name="P15"><text:span text:style-name="T35">Damit sind mehrere Setzungen verbunden: Es geht um ein </text:span><text:span text:style-name="T22">Modell</text:span><text:span text:style-name="T35"> der </text:span><text:span text:style-name="T36">Innenperspektive</text:span><text:span text:style-name="T35"> einer „idealen“ Kooperation auf dem Hintergrund </text:span><text:span text:style-name="T36">bestehender </text:span><text:span text:style-name="T35">(bürgerlich-kapitalistischer) </text:span><text:span text:style-name="T22">Verhältnisse auf der Basis eines </text:span><text:span text:style-name="T36">systemtheoretischen Beschreibungsansatzes. </text:span></text:p>
          <draw:enhanced-geometry svg:viewBox="0 0 21600 21600" draw:type="mso-spt202" draw:enhanced-path="M 0 0 L 21600 0 21600 21600 0 21600 0 0 Z N"/>
        </draw:custom-shape>
        <draw:custom-shape draw:style-name="gr1" draw:text-style-name="P6" draw:layer="layout" svg:width="10.954cm" svg:height="1.277cm" svg:x="2.797cm" svg:y="0.092cm">
          <text:p text:style-name="P5"><text:span text:style-name="T4">Kooperatives Handeln</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31" presentation:class="page"/>
          <draw:frame presentation:style-name="pr2" draw:text-style-name="P7" draw:layer="layout" svg:width="13.591cm" svg:height="12.252cm" svg:x="2.464cm" svg:y="12.934cm" presentation:class="notes" presentation:placeholder="true">
            <draw:text-box/>
          </draw:frame>
        </presentation:notes>
      </draw:page>
      <draw:page draw:name="page32" draw:style-name="dp1" draw:master-page-name="Standard" presentation:presentation-page-layout-name="AL1T1" presentation:use-footer-name="ftr1">
        <office:forms form:automatic-focus="false" form:apply-design-mode="false"/>
        <draw:custom-shape draw:style-name="gr3" draw:text-style-name="P17" draw:layer="layout" svg:width="23.6cm" svg:height="13.188cm" svg:x="1.2cm" svg:y="2.4cm">
          <text:p text:style-name="P16"><text:span text:style-name="T31"/></text:p>
          <text:p text:style-name="P15"><text:span text:style-name="T35">Damit wird, ähnlich wie Thomas S. Kuhn zunächst den Begriff „normale Wissenschaft“ entwickelt, der Fokus zunächst auf „normale Kooperation“ auf dem Hintergrund </text:span><text:span text:style-name="T36">bestehender </text:span><text:span text:style-name="T35">(bürgerlich-kapitalistischer) </text:span><text:span text:style-name="T22">Verhältnisse </text:span><text:span text:style-name="T35">gerichtet. Eine Betrachtung derartiger Kooperationen in gesellschaftlichen Umbruchprozessen (vergleichbar zu Kuhns Ansatz der <text:s/>„Paradigmenwechsel“) ist erst in einer zweiten Stufe der Betrachtung möglich. </text:span></text:p>
          <text:p text:style-name="P15"><text:span text:style-name="T22">Wir wollen uns dabei der </text:span><text:span text:style-name="T36">Beschreibung kooperativen Handelns</text:span><text:span text:style-name="T22"> durch genaueres Studium und Beschreibung </text:span><text:span text:style-name="T36">empirischer Wirklichkeit</text:span><text:span text:style-name="T22"> an Hand von Praxisbeispielen kooperativen Handelns nähern, um einer Sein-Sollens-Dichotomie auszuweichen. </text:span></text:p>
          <draw:enhanced-geometry svg:viewBox="0 0 21600 21600" draw:type="mso-spt202" draw:enhanced-path="M 0 0 L 21600 0 21600 21600 0 21600 0 0 Z N"/>
        </draw:custom-shape>
        <draw:custom-shape draw:style-name="gr1" draw:text-style-name="P6" draw:layer="layout" svg:width="10.954cm" svg:height="1.277cm" svg:x="2.797cm" svg:y="0.092cm">
          <text:p text:style-name="P5"><text:span text:style-name="T4">Kooperatives Handeln</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32" presentation:class="page"/>
          <draw:frame presentation:style-name="pr2" draw:text-style-name="P7" draw:layer="layout" svg:width="13.591cm" svg:height="12.252cm" svg:x="2.464cm" svg:y="12.934cm" presentation:class="notes" presentation:placeholder="true">
            <draw:text-box/>
          </draw:frame>
        </presentation:notes>
      </draw:page>
      <draw:page draw:name="page33" draw:style-name="dp1" draw:master-page-name="Standard" presentation:presentation-page-layout-name="AL1T1" presentation:use-footer-name="ftr1">
        <office:forms form:automatic-focus="false" form:apply-design-mode="false"/>
        <draw:custom-shape draw:style-name="gr3" draw:text-style-name="P17" draw:layer="layout" svg:width="23.6cm" svg:height="14.635cm" svg:x="1.2cm" svg:y="2.4cm">
          <text:p text:style-name="P16"><text:span text:style-name="T40">Beobachtungen</text:span></text:p>
          <text:p text:style-name="P15"><text:span text:style-name="T27">Relationale Momente als Beziehungen zwischen Akteuren prägen den kooperativen Kontext stärker als individuelle Momente der einzelnen Akteure. </text:span></text:p>
          <text:list text:style-name="L6">
            <text:list-item>
              <text:p text:style-name="P15"><text:span text:style-name="T22">Damit ist auch </text:span><text:span text:style-name="T36">spezifisches kooperatives Verfahrenswissen</text:span><text:span text:style-name="T22"> zu postulieren, das nicht einzelnen Akteuren zugeordnet werden kann. Derartige Phänomene können nicht mit einem akkumulativen Wissensbegriff erfasst werden. </text:span></text:p>
            </text:list-item>
          </text:list>
          <text:p text:style-name="P15"><text:span text:style-name="T27">Akteure gehen in kooperative Kontexte nur mit Teilidentitäten ein. Oder, submersiv interpretiert: In einer Reduktion ihrer Gesamtpersönlichkeit. </text:span></text:p>
          <text:list text:continue-numbering="true" text:style-name="L6">
            <text:list-item>
              <text:p text:style-name="P15"><text:span text:style-name="T27">Ein solcher </text:span><text:span text:style-name="T30">reduktionistischer Ansatz</text:span><text:span text:style-name="T27"> in Bezug auf die individuelle Persönlichkeit blendet interkooperative Phänomene der Intentionalität von Persönlichkeiten aus und führt zur </text:span><text:span text:style-name="T30">Annahme einer relationalen Intentionalität. </text:span></text:p>
            </text:list-item>
          </text:list>
          <draw:enhanced-geometry svg:viewBox="0 0 21600 21600" draw:type="mso-spt202" draw:enhanced-path="M 0 0 L 21600 0 21600 21600 0 21600 0 0 Z N"/>
        </draw:custom-shape>
        <draw:custom-shape draw:style-name="gr1" draw:text-style-name="P6" draw:layer="layout" svg:width="10.954cm" svg:height="1.277cm" svg:x="2.797cm" svg:y="0.092cm">
          <text:p text:style-name="P5"><text:span text:style-name="T4">Kooperatives Handeln</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33" presentation:class="page"/>
          <draw:frame presentation:style-name="pr2" draw:text-style-name="P7" draw:layer="layout" svg:width="13.591cm" svg:height="12.252cm" svg:x="2.464cm" svg:y="12.934cm" presentation:class="notes" presentation:placeholder="true">
            <draw:text-box/>
          </draw:frame>
        </presentation:notes>
      </draw:page>
      <draw:page draw:name="page34" draw:style-name="dp1" draw:master-page-name="Standard" presentation:presentation-page-layout-name="AL1T1" presentation:use-footer-name="ftr1">
        <office:forms form:automatic-focus="false" form:apply-design-mode="false"/>
        <draw:custom-shape draw:style-name="gr3" draw:text-style-name="P17" draw:layer="layout" svg:width="23.6cm" svg:height="15.582cm" svg:x="1.2cm" svg:y="2.4cm">
          <text:p text:style-name="P16"><text:span text:style-name="T40">Mikroebene: Privates Handeln der Akteure</text:span></text:p>
          <text:p text:style-name="P15"><text:span text:style-name="T50">Die hohe Bedeutung privaten Handelns ergibt sich aus der rechtsförmigen Grundkonstellation und verschiedenen Institutionalisierungen bürgerlicher Gesellschaft, in denen die Folgen von Handeln privat zugeschrieben werden.</text:span></text:p>
          <text:p text:style-name="P15"><text:span text:style-name="T50">Im Spannungsfeld privaten Handelns zwischen Zielen und Ergebnissen entwickeln sich</text:span></text:p>
          <text:list text:style-name="L6">
            <text:list-item>
              <text:p text:style-name="P13"><text:span text:style-name="T50">Die private Handlungs</text:span><text:span text:style-name="T51">fähigkeit</text:span><text:span text:style-name="T50"> als sozio-technisches Handlungs</text:span><text:span text:style-name="T51">vermögen</text:span><text:span text:style-name="T50"> in einem sozial determinierten Handlungs</text:span><text:span text:style-name="T51">feld</text:span><text:span text:style-name="T50">. </text:span></text:p>
            </text:list-item>
            <text:list-item>
              <text:p text:style-name="P13"><text:span text:style-name="T50">Das </text:span><text:span text:style-name="T51">private Weltbild</text:span><text:span text:style-name="T50"> (als „Unity of Consciousness“) als Reflex der </text:span><text:span text:style-name="T51">Bedingtheiten</text:span><text:span text:style-name="T50"> dieser Handlungsfähigkeit.</text:span></text:p>
            </text:list-item>
          </text:list>
          <text:p text:style-name="P13"><text:span text:style-name="T50">In der zu entwickelnden Theorie einer </text:span><text:span text:style-name="T51">Innenperspektive kooperativen Handelns</text:span><text:span text:style-name="T50"> werden diese Prozesse nur insoweit sichtbar, als sie sich </text:span><text:span text:style-name="T51">auf den kooperativen Kontext beziehen</text:span><text:span text:style-name="T50"> (reduktionistische Annahme relationaler Intentionalität). </text:span></text:p>
          <draw:enhanced-geometry svg:viewBox="0 0 21600 21600" draw:type="mso-spt202" draw:enhanced-path="M 0 0 L 21600 0 21600 21600 0 21600 0 0 Z N"/>
        </draw:custom-shape>
        <draw:custom-shape draw:style-name="gr1" draw:text-style-name="P6" draw:layer="layout" svg:width="10.954cm" svg:height="1.277cm" svg:x="2.797cm" svg:y="0.092cm">
          <text:p text:style-name="P5"><text:span text:style-name="T4">Kooperatives Handeln</text:span></text:p>
          <draw:enhanced-geometry svg:viewBox="0 0 21600 21600" draw:type="mso-spt202" draw:enhanced-path="M 0 0 L 21600 0 21600 21600 0 21600 0 0 Z N"/>
        </draw:custom-shape>
        <presentation:notes draw:style-name="dp2">
          <draw:page-thumbnail draw:style-name="gr2" draw:layer="layout" svg:width="13.617cm" svg:height="10.214cm" svg:x="2.451cm" svg:y="2.041cm" draw:page-number="34" presentation:class="page"/>
          <draw:frame presentation:style-name="pr2" draw:text-style-name="P7" draw:layer="layout" svg:width="13.591cm" svg:height="12.252cm" svg:x="2.464cm" svg:y="12.934cm" presentation:class="notes" presentation:placeholder="true">
            <draw:text-box/>
          </draw:frame>
        </presentation:notes>
      </draw:page>
      <draw:page draw:name="page35" draw:style-name="dp1" draw:master-page-name="Standard" presentation:presentation-page-layout-name="AL1T1" presentation:use-footer-name="ftr1">
        <office:forms form:automatic-focus="false" form:apply-design-mode="false"/>
        <draw:custom-shape draw:style-name="gr1" draw:text-style-name="P6" draw:layer="layout" svg:width="10.954cm" svg:height="1.277cm" svg:x="1.588cm" svg:y="0.235cm">
          <text:p text:style-name="P5"><text:span text:style-name="T4">Kooperatives Handeln</text:span></text:p>
          <draw:enhanced-geometry svg:viewBox="0 0 21600 21600" draw:type="mso-spt202" draw:enhanced-path="M 0 0 L 21600 0 21600 21600 0 21600 0 0 Z N"/>
        </draw:custom-shape>
        <draw:frame draw:style-name="gr22" draw:text-style-name="P27" draw:layer="layout" svg:width="23.6cm" svg:height="13.231cm" svg:x="1cm" svg:y="2.667cm">
          <draw:text-box>
            <text:p text:style-name="P31"><text:span text:style-name="T52">Mikroebene: Privates Handeln der Akteure</text:span></text:p>
            <text:p text:style-name="P32"><text:span text:style-name="T53">In welchen Bewegungs- und Strukturierungsformen entfaltet sich dieses private Handeln der Akteure? </text:span></text:p>
            <text:p text:style-name="P32"><text:span text:style-name="T45">Dynamische Momente:</text:span><text:span text:style-name="T41"> </text:span></text:p>
            <text:p text:style-name="P3"><text:span text:style-name="T41">Bewährtes befestigen, Unangenehmes verdrängen, nicht Bewährtes kritisieren (Selbstkritik)</text:span></text:p>
            <text:p text:style-name="P3"><text:span text:style-name="T45">Strukturelle Momente:</text:span><text:span text:style-name="T41"> </text:span></text:p>
            <text:list text:style-name="L6">
              <text:list-item>
                <text:p text:style-name="P3"><text:span text:style-name="T41">Neuronale Verschaltungen, Handlungs- und Verhaltensmuster, Meinungen, Interessen, Wissen, (technisches) Können (körperinterne Komponenten)</text:span></text:p>
              </text:list-item>
              <text:list-item>
                <text:p text:style-name="P3"><text:span text:style-name="T41">Werkzeuge als „Körperverlängerungen“ und andere „körperliche Externalisierungen“ als „Verlängerungen des Selbst“ (Bezug zum Konzept der Privatsphäre) <text:s/></text:span></text:p>
              </text:list-item>
            </text:list>
          </draw:text-box>
        </draw:frame>
        <presentation:notes draw:style-name="dp2">
          <draw:page-thumbnail draw:style-name="gr2" draw:layer="layout" svg:width="13.617cm" svg:height="10.214cm" svg:x="2.451cm" svg:y="2.041cm" draw:page-number="35" presentation:class="page"/>
          <draw:frame presentation:style-name="pr2" draw:text-style-name="P7"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1" svg:font-family="Ubuntu"/>
    <style:font-face style:name="Ubuntu2" svg:font-family="Ubuntu" style:font-adornments="Regular"/>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bold" style:font-name-asian="Arial Unicode MS" style:font-family-asian="'Arial Unicode MS'"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writing-mode="lr-tb"/>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0-12-09T09:40:25.246214233</dc:date>
    <meta:editing-cycles>272</meta:editing-cycles>
    <meta:editing-duration>PT18H37M14S</meta:editing-duration>
    <meta:document-statistic meta:object-count="236"/>
    <meta:user-defined meta:name="Info 1"/>
    <meta:user-defined meta:name="Info 2"/>
    <meta:user-defined meta:name="Info 3"/>
    <meta:user-defined meta:name="Info 4"/>
  </office:meta>
</office:document-meta>
</file>